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0" style:family="table">
      <style:table-properties style:width="17.013cm" fo:margin-left="0cm" table:align="left"/>
    </style:style>
    <style:style style:name="表10.A" style:family="table-column">
      <style:table-column-properties style:column-width="2.487cm"/>
    </style:style>
    <style:style style:name="表10.B" style:family="table-column">
      <style:table-column-properties style:column-width="14.5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B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4" style:family="table-row">
      <style:table-row-properties style:min-row-height="1.997cm"/>
    </style:style>
    <style:style style:name="表10.5" style:family="table-row">
      <style:table-row-properties style:min-row-height="3.002cm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2.487cm"/>
    </style:style>
    <style:style style:name="表2.B" style:family="table-column">
      <style:table-column-properties style:column-width="14.526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013cm" fo:margin-left="0cm" table:align="left"/>
    </style:style>
    <style:style style:name="表3.A" style:family="table-column">
      <style:table-column-properties style:column-width="2.487cm"/>
    </style:style>
    <style:style style:name="表3.B" style:family="table-column">
      <style:table-column-properties style:column-width="14.526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.013cm" fo:margin-left="0cm" table:align="left"/>
    </style:style>
    <style:style style:name="表7.A" style:family="table-column">
      <style:table-column-properties style:column-width="2.487cm"/>
    </style:style>
    <style:style style:name="表7.B" style:family="table-column">
      <style:table-column-properties style:column-width="14.526cm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B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013cm" fo:margin-left="0cm" table:align="left"/>
    </style:style>
    <style:style style:name="表4.A" style:family="table-column">
      <style:table-column-properties style:column-width="2.487cm"/>
    </style:style>
    <style:style style:name="表4.B" style:family="table-column">
      <style:table-column-properties style:column-width="14.526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11cm" fo:margin-left="0cm" table:align="left"/>
    </style:style>
    <style:style style:name="表6.A" style:family="table-column">
      <style:table-column-properties style:column-width="2.487cm"/>
    </style:style>
    <style:style style:name="表6.B" style:family="table-column">
      <style:table-column-properties style:column-width="14.62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013cm" fo:margin-left="0cm" table:align="left"/>
    </style:style>
    <style:style style:name="表8.A" style:family="table-column">
      <style:table-column-properties style:column-width="2.487cm"/>
    </style:style>
    <style:style style:name="表8.B" style:family="table-column">
      <style:table-column-properties style:column-width="14.526cm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B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1.159cm"/>
    </style:style>
    <style:style style:name="表8.5" style:family="table-row">
      <style:table-row-properties style:min-row-height="14.901cm"/>
    </style:style>
    <style:style style:name="表9" style:family="table">
      <style:table-properties style:width="17.013cm" fo:margin-left="0cm" table:align="left"/>
    </style:style>
    <style:style style:name="表9.A" style:family="table-column">
      <style:table-column-properties style:column-width="2.487cm"/>
    </style:style>
    <style:style style:name="表9.B" style:family="table-column">
      <style:table-column-properties style:column-width="14.526cm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B1" style:family="table-cell">
      <style:table-cell-properties fo:padding="0.097cm" fo:border="0.05pt solid #000000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5" style:family="table-row">
      <style:table-row-properties style:min-row-height="13.381cm"/>
    </style:style>
    <style:style style:name="P1" style:family="paragraph" style:parent-style-name="Standard">
      <style:text-properties fo:font-size="18.25pt" officeooo:rsid="0013f027" officeooo:paragraph-rsid="0013f027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3" style:family="paragraph" style:parent-style-name="Standard">
      <style:text-properties fo:font-size="18.25pt" officeooo:rsid="0060da88" officeooo:paragraph-rsid="006be6ee" style:font-size-asian="16pt" style:font-size-complex="18.25pt"/>
    </style:style>
    <style:style style:name="P4" style:family="paragraph" style:parent-style-name="Standard">
      <style:text-properties fo:font-size="18.25pt" officeooo:rsid="0060da88" officeooo:paragraph-rsid="00784cfc" style:font-size-asian="16pt" style:font-size-complex="18.25pt"/>
    </style:style>
    <style:style style:name="P5" style:family="paragraph" style:parent-style-name="Standard">
      <style:text-properties fo:font-size="18.25pt" officeooo:rsid="0060da88" officeooo:paragraph-rsid="007106f0" style:font-size-asian="16pt" style:font-size-complex="18.25pt"/>
    </style:style>
    <style:style style:name="P6" style:family="paragraph" style:parent-style-name="Standard">
      <style:paragraph-properties fo:text-align="start" style:justify-single-word="false"/>
      <style:text-properties fo:font-size="25.1000003814697pt" fo:font-weight="bold" officeooo:rsid="005d1c29" officeooo:paragraph-rsid="005d1c29" style:font-size-asian="22pt" style:font-weight-asian="bold" style:font-size-complex="25.1000003814697pt" style:font-weight-complex="bold"/>
    </style:style>
    <style:style style:name="P7" style:family="paragraph" style:parent-style-name="Standard">
      <style:text-properties fo:font-size="25.1000003814697pt" officeooo:rsid="0013f027" officeooo:paragraph-rsid="0013f027" style:font-size-asian="22pt" style:font-size-complex="25.1000003814697pt"/>
    </style:style>
    <style:style style:name="P8" style:family="paragraph" style:parent-style-name="Standard">
      <style:text-properties fo:font-size="25.1000003814697pt" officeooo:rsid="0013f027" officeooo:paragraph-rsid="0067500d" style:font-size-asian="22pt" style:font-size-complex="25.1000003814697pt"/>
    </style:style>
    <style:style style:name="P9" style:family="paragraph" style:parent-style-name="Standard">
      <style:text-properties fo:font-size="25.1000003814697pt" officeooo:rsid="0112fa83" officeooo:paragraph-rsid="0112fa83" style:font-size-asian="22pt" style:font-size-complex="25.1000003814697pt"/>
    </style:style>
    <style:style style:name="P10" style:family="paragraph" style:parent-style-name="Standard">
      <style:text-properties fo:font-size="25.1000003814697pt" officeooo:rsid="0032ed07" officeooo:paragraph-rsid="0112fa83" style:font-size-asian="22pt" style:font-size-complex="25.1000003814697pt"/>
    </style:style>
    <style:style style:name="P11" style:family="paragraph" style:parent-style-name="Standard">
      <style:text-properties fo:font-size="25.1000003814697pt" officeooo:rsid="01440159" officeooo:paragraph-rsid="01440159" style:font-size-asian="22pt" style:font-size-complex="25.1000003814697pt"/>
    </style:style>
    <style:style style:name="P12" style:family="paragraph" style:parent-style-name="Standard">
      <style:text-properties fo:font-size="25.1000003814697pt" officeooo:rsid="01450857" officeooo:paragraph-rsid="01450857" style:font-size-asian="22pt" style:font-size-complex="25.1000003814697pt"/>
    </style:style>
    <style:style style:name="P13" style:family="paragraph" style:parent-style-name="Standard">
      <style:text-properties fo:font-size="26pt" officeooo:rsid="0013f027" officeooo:paragraph-rsid="0013f027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61.7000007629395pt" fo:font-weight="bold" officeooo:rsid="005d1c29" officeooo:paragraph-rsid="005d1c29" style:font-size-asian="54pt" style:font-weight-asian="bold" style:font-size-complex="61.7000007629395pt" style:font-weight-complex="bold"/>
    </style:style>
    <style:style style:name="P16" style:family="paragraph" style:parent-style-name="Standard">
      <style:text-properties officeooo:paragraph-rsid="00922136"/>
    </style:style>
    <style:style style:name="P17" style:family="paragraph" style:parent-style-name="Standard">
      <style:paragraph-properties fo:text-align="center" style:justify-single-word="false" fo:break-before="page"/>
      <style:text-properties fo:font-size="18.25pt" officeooo:rsid="0013f027" officeooo:paragraph-rsid="0013f027" style:font-size-asian="16pt" style:font-size-complex="18.25pt"/>
    </style:style>
    <style:style style:name="P18" style:family="paragraph" style:parent-style-name="Standard">
      <style:paragraph-properties fo:break-before="page"/>
      <style:text-properties fo:font-size="18.25pt" officeooo:rsid="0060da88" officeooo:paragraph-rsid="007106f0" style:font-size-asian="16pt" style:font-size-complex="18.25pt"/>
    </style:style>
    <style:style style:name="P19" style:family="paragraph" style:parent-style-name="Standard">
      <style:paragraph-properties fo:break-before="page"/>
      <style:text-properties fo:font-size="26pt" officeooo:rsid="0013f027" officeooo:paragraph-rsid="0013f027" style:font-size-asian="26pt" style:font-size-complex="26pt"/>
    </style:style>
    <style:style style:name="P20" style:family="paragraph" style:parent-style-name="Standard">
      <style:paragraph-properties fo:break-before="page"/>
      <style:text-properties fo:font-size="25.1000003814697pt" officeooo:rsid="0032ed07" officeooo:paragraph-rsid="0112fa83" style:font-size-asian="22pt" style:font-size-complex="25.1000003814697pt"/>
    </style:style>
    <style:style style:name="P21" style:family="paragraph" style:parent-style-name="Table_20_Contents">
      <style:text-properties fo:font-size="16pt" style:font-size-asian="16pt" style:font-size-complex="16pt"/>
    </style:style>
    <style:style style:name="P22" style:family="paragraph" style:parent-style-name="Table_20_Contents">
      <style:text-properties fo:font-size="16pt" officeooo:rsid="006508a8" officeooo:paragraph-rsid="006508a8" style:font-size-asian="16pt" style:font-size-complex="16pt"/>
    </style:style>
    <style:style style:name="P23" style:family="paragraph" style:parent-style-name="Table_20_Contents">
      <style:text-properties fo:font-size="16pt" officeooo:rsid="006508a8" officeooo:paragraph-rsid="0067500d" style:font-size-asian="16pt" style:font-size-complex="16pt"/>
    </style:style>
    <style:style style:name="P24" style:family="paragraph" style:parent-style-name="Table_20_Contents">
      <style:text-properties fo:font-size="16pt" officeooo:rsid="006508a8" officeooo:paragraph-rsid="006be6ee" style:font-size-asian="16pt" style:font-size-complex="16pt"/>
    </style:style>
    <style:style style:name="P25" style:family="paragraph" style:parent-style-name="Table_20_Contents">
      <style:text-properties fo:font-size="16pt" officeooo:rsid="006508a8" officeooo:paragraph-rsid="0071dce4" style:font-size-asian="16pt" style:font-size-complex="16pt"/>
    </style:style>
    <style:style style:name="P26" style:family="paragraph" style:parent-style-name="Table_20_Contents">
      <style:text-properties fo:font-size="16pt" officeooo:rsid="006508a8" officeooo:paragraph-rsid="00784cfc" style:font-size-asian="16pt" style:font-size-complex="16pt"/>
    </style:style>
    <style:style style:name="P27" style:family="paragraph" style:parent-style-name="Table_20_Contents">
      <style:text-properties fo:font-size="16pt" officeooo:rsid="006508a8" officeooo:paragraph-rsid="00922136" style:font-size-asian="16pt" style:font-size-complex="16pt"/>
    </style:style>
    <style:style style:name="P28" style:family="paragraph" style:parent-style-name="Table_20_Contents">
      <style:text-properties fo:font-size="16pt" officeooo:rsid="006508a8" officeooo:paragraph-rsid="0112fa83" style:font-size-asian="16pt" style:font-size-complex="16pt"/>
    </style:style>
    <style:style style:name="P29" style:family="paragraph" style:parent-style-name="Table_20_Contents">
      <style:text-properties fo:font-size="16pt" officeooo:rsid="0066e02f" officeooo:paragraph-rsid="0066e02f" style:font-size-asian="16pt" style:font-size-complex="16pt"/>
    </style:style>
    <style:style style:name="P30" style:family="paragraph" style:parent-style-name="Table_20_Contents">
      <style:text-properties fo:font-size="16pt" officeooo:paragraph-rsid="0067500d" style:font-size-asian="16pt" style:font-size-complex="16pt"/>
    </style:style>
    <style:style style:name="P31" style:family="paragraph" style:parent-style-name="Table_20_Contents">
      <style:text-properties fo:font-size="16pt" officeooo:rsid="0067742a" officeooo:paragraph-rsid="00784cfc" style:font-size-asian="16pt" style:font-size-complex="16pt"/>
    </style:style>
    <style:style style:name="P32" style:family="paragraph" style:parent-style-name="Table_20_Contents">
      <style:text-properties fo:font-size="16pt" officeooo:paragraph-rsid="006be6ee" style:font-size-asian="16pt" style:font-size-complex="16pt"/>
    </style:style>
    <style:style style:name="P33" style:family="paragraph" style:parent-style-name="Table_20_Contents">
      <style:text-properties fo:font-size="16pt" officeooo:paragraph-rsid="0071dce4" style:font-size-asian="16pt" style:font-size-complex="16pt"/>
    </style:style>
    <style:style style:name="P34" style:family="paragraph" style:parent-style-name="Table_20_Contents">
      <style:text-properties fo:font-size="16pt" officeooo:rsid="0072e1b2" officeooo:paragraph-rsid="0072e1b2" style:font-size-asian="16pt" style:font-size-complex="16pt"/>
    </style:style>
    <style:style style:name="P35" style:family="paragraph" style:parent-style-name="Table_20_Contents">
      <style:text-properties fo:font-size="16pt" officeooo:paragraph-rsid="00784cfc" style:font-size-asian="16pt" style:font-size-complex="16pt"/>
    </style:style>
    <style:style style:name="P36" style:family="paragraph" style:parent-style-name="Table_20_Contents">
      <style:text-properties fo:font-size="16pt" officeooo:rsid="0079fd92" officeooo:paragraph-rsid="0079fd92" style:font-size-asian="16pt" style:font-size-complex="16pt"/>
    </style:style>
    <style:style style:name="P37" style:family="paragraph" style:parent-style-name="Table_20_Contents">
      <style:text-properties fo:font-size="16pt" officeooo:rsid="00922136" officeooo:paragraph-rsid="00922136" style:font-size-asian="16pt" style:font-size-complex="16pt"/>
    </style:style>
    <style:style style:name="P38" style:family="paragraph" style:parent-style-name="Table_20_Contents">
      <style:text-properties fo:font-size="16pt" officeooo:rsid="00ad339a" officeooo:paragraph-rsid="00ad339a" style:font-size-asian="16pt" style:font-size-complex="16pt"/>
    </style:style>
    <style:style style:name="P39" style:family="paragraph" style:parent-style-name="Table_20_Contents">
      <style:text-properties fo:font-size="16pt" officeooo:paragraph-rsid="00922136" style:font-size-asian="16pt" style:font-size-complex="16pt"/>
    </style:style>
    <style:style style:name="P40" style:family="paragraph" style:parent-style-name="Table_20_Contents">
      <style:text-properties fo:font-size="16pt" officeooo:rsid="00b008bb" officeooo:paragraph-rsid="00b008bb" style:font-size-asian="16pt" style:font-size-complex="16pt"/>
    </style:style>
    <style:style style:name="P41" style:family="paragraph" style:parent-style-name="Table_20_Contents">
      <style:text-properties fo:font-size="16pt" officeooo:rsid="00b09909" officeooo:paragraph-rsid="00b09909" style:font-size-asian="16pt" style:font-size-complex="16pt"/>
    </style:style>
    <style:style style:name="P42" style:family="paragraph" style:parent-style-name="Table_20_Contents">
      <style:text-properties fo:font-size="16pt" officeooo:rsid="00b09909" officeooo:paragraph-rsid="00b3b6b9" style:font-size-asian="16pt" style:font-size-complex="16pt"/>
    </style:style>
    <style:style style:name="P43" style:family="paragraph" style:parent-style-name="Table_20_Contents">
      <style:text-properties fo:font-size="16pt" officeooo:rsid="00b3b6b9" officeooo:paragraph-rsid="00b3b6b9" style:font-size-asian="16pt" style:font-size-complex="16pt"/>
    </style:style>
    <style:style style:name="P44" style:family="paragraph" style:parent-style-name="Table_20_Contents">
      <style:text-properties fo:font-size="16pt" officeooo:rsid="00b3e457" officeooo:paragraph-rsid="00b3e457" style:font-size-asian="16pt" style:font-size-complex="16pt"/>
    </style:style>
    <style:style style:name="P45" style:family="paragraph" style:parent-style-name="Table_20_Contents">
      <style:text-properties fo:font-size="16pt" officeooo:rsid="00b4f58b" officeooo:paragraph-rsid="00b4f58b" style:font-size-asian="16pt" style:font-size-complex="16pt"/>
    </style:style>
    <style:style style:name="P46" style:family="paragraph" style:parent-style-name="Table_20_Contents">
      <style:text-properties fo:font-size="16pt" officeooo:rsid="006df623" officeooo:paragraph-rsid="00b61e09" style:font-size-asian="16pt" style:font-size-complex="16pt"/>
    </style:style>
    <style:style style:name="P47" style:family="paragraph" style:parent-style-name="Table_20_Contents">
      <style:text-properties fo:font-size="16pt" officeooo:rsid="00b61e09" officeooo:paragraph-rsid="00b61e09" style:font-size-asian="16pt" style:font-size-complex="16pt"/>
    </style:style>
    <style:style style:name="P48" style:family="paragraph" style:parent-style-name="Table_20_Contents">
      <style:text-properties fo:font-size="16pt" officeooo:rsid="00b9ff89" officeooo:paragraph-rsid="00b9ff89" style:font-size-asian="16pt" style:font-size-complex="16pt"/>
    </style:style>
    <style:style style:name="P49" style:family="paragraph" style:parent-style-name="Table_20_Contents">
      <style:text-properties fo:font-size="16pt" officeooo:rsid="00bb01f1" officeooo:paragraph-rsid="00bb01f1" style:font-size-asian="16pt" style:font-size-complex="16pt"/>
    </style:style>
    <style:style style:name="P50" style:family="paragraph" style:parent-style-name="Table_20_Contents">
      <style:text-properties fo:font-size="16pt" officeooo:rsid="00bede87" officeooo:paragraph-rsid="00bede87" style:font-size-asian="16pt" style:font-size-complex="16pt"/>
    </style:style>
    <style:style style:name="P51" style:family="paragraph" style:parent-style-name="Table_20_Contents">
      <style:text-properties fo:font-size="16pt" officeooo:rsid="00d785af" officeooo:paragraph-rsid="00d785af" style:font-size-asian="16pt" style:font-size-complex="16pt"/>
    </style:style>
    <style:style style:name="P52" style:family="paragraph" style:parent-style-name="Table_20_Contents">
      <style:text-properties fo:font-size="16pt" officeooo:rsid="0068ed0a" officeooo:paragraph-rsid="00e15f98" style:font-size-asian="16pt" style:font-size-complex="16pt"/>
    </style:style>
    <style:style style:name="P53" style:family="paragraph" style:parent-style-name="Table_20_Contents">
      <style:text-properties fo:font-size="16pt" officeooo:rsid="00e60380" officeooo:paragraph-rsid="00e60380" style:font-size-asian="16pt" style:font-size-complex="16pt"/>
    </style:style>
    <style:style style:name="P54" style:family="paragraph" style:parent-style-name="Table_20_Contents">
      <style:text-properties fo:font-size="16pt" officeooo:rsid="00fa51e2" officeooo:paragraph-rsid="00fa51e2" style:font-size-asian="16pt" style:font-size-complex="16pt"/>
    </style:style>
    <style:style style:name="P55" style:family="paragraph" style:parent-style-name="Table_20_Contents">
      <style:text-properties fo:font-size="16pt" officeooo:rsid="00fbee7c" officeooo:paragraph-rsid="00fbee7c" style:font-size-asian="16pt" style:font-size-complex="16pt"/>
    </style:style>
    <style:style style:name="P56" style:family="paragraph" style:parent-style-name="Table_20_Contents">
      <style:text-properties fo:font-size="16pt" officeooo:rsid="01021377" officeooo:paragraph-rsid="01021377" style:font-size-asian="16pt" style:font-size-complex="16pt"/>
    </style:style>
    <style:style style:name="P57" style:family="paragraph" style:parent-style-name="Table_20_Contents">
      <style:text-properties fo:font-size="16pt" officeooo:rsid="0086ceb4" officeooo:paragraph-rsid="0112fa83" style:font-size-asian="16pt" style:font-size-complex="16pt"/>
    </style:style>
    <style:style style:name="P58" style:family="paragraph" style:parent-style-name="Table_20_Contents">
      <style:text-properties fo:font-size="16pt" officeooo:rsid="008ac48f" officeooo:paragraph-rsid="0112fa83" style:font-size-asian="16pt" style:font-size-complex="16pt"/>
    </style:style>
    <style:style style:name="P59" style:family="paragraph" style:parent-style-name="Table_20_Contents">
      <style:text-properties fo:font-size="16pt" officeooo:paragraph-rsid="0112fa83" style:font-size-asian="16pt" style:font-size-complex="16pt"/>
    </style:style>
    <style:style style:name="P60" style:family="paragraph" style:parent-style-name="Table_20_Contents">
      <style:text-properties fo:font-size="16pt" officeooo:rsid="008d632a" officeooo:paragraph-rsid="0112fa83" style:font-size-asian="16pt" style:font-size-complex="16pt"/>
    </style:style>
    <style:style style:name="P61" style:family="paragraph" style:parent-style-name="Table_20_Contents">
      <style:text-properties fo:font-size="16pt" officeooo:rsid="0096c9de" officeooo:paragraph-rsid="0112fa83" style:font-size-asian="16pt" style:font-size-complex="16pt"/>
    </style:style>
    <style:style style:name="P62" style:family="paragraph" style:parent-style-name="Table_20_Contents">
      <style:text-properties fo:font-size="16pt" officeooo:rsid="0114350f" officeooo:paragraph-rsid="0114350f" style:font-size-asian="16pt" style:font-size-complex="16pt"/>
    </style:style>
    <style:style style:name="P63" style:family="paragraph" style:parent-style-name="Table_20_Contents">
      <style:text-properties fo:font-size="16pt" officeooo:rsid="011819dc" officeooo:paragraph-rsid="011819dc" style:font-size-asian="16pt" style:font-size-complex="16pt"/>
    </style:style>
    <style:style style:name="P64" style:family="paragraph" style:parent-style-name="Table_20_Contents">
      <style:text-properties fo:font-size="16pt" officeooo:rsid="00e15f98" officeooo:paragraph-rsid="00e15f98" style:font-size-asian="16pt" style:font-size-complex="16pt"/>
    </style:style>
    <style:style style:name="P65" style:family="paragraph" style:parent-style-name="Table_20_Contents">
      <style:text-properties fo:font-size="16pt" officeooo:rsid="011962b5" officeooo:paragraph-rsid="011962b5" style:font-size-asian="16pt" style:font-size-complex="16pt"/>
    </style:style>
    <style:style style:name="P66" style:family="paragraph" style:parent-style-name="Table_20_Contents">
      <style:text-properties fo:font-size="16pt" officeooo:rsid="011a5f97" officeooo:paragraph-rsid="011a5f97" style:font-size-asian="16pt" style:font-size-complex="16pt"/>
    </style:style>
    <style:style style:name="P67" style:family="paragraph" style:parent-style-name="Table_20_Contents">
      <style:text-properties fo:font-size="16pt" officeooo:rsid="011b3c4c" officeooo:paragraph-rsid="011b3c4c" style:font-size-asian="16pt" style:font-size-complex="16pt"/>
    </style:style>
    <style:style style:name="P68" style:family="paragraph" style:parent-style-name="Table_20_Contents">
      <style:text-properties fo:font-size="16pt" officeooo:rsid="011ef544" officeooo:paragraph-rsid="011ef544" style:font-size-asian="16pt" style:font-size-complex="16pt"/>
    </style:style>
    <style:style style:name="P69" style:family="paragraph" style:parent-style-name="Table_20_Contents">
      <style:text-properties fo:font-size="16pt" officeooo:rsid="0121dd63" officeooo:paragraph-rsid="0121dd63" style:font-size-asian="16pt" style:font-size-complex="16pt"/>
    </style:style>
    <style:style style:name="P70" style:family="paragraph" style:parent-style-name="Table_20_Contents">
      <style:text-properties fo:font-size="16pt" officeooo:rsid="01238736" officeooo:paragraph-rsid="01238736" style:font-size-asian="16pt" style:font-size-complex="16pt"/>
    </style:style>
    <style:style style:name="P71" style:family="paragraph" style:parent-style-name="Table_20_Contents">
      <style:text-properties fo:font-size="16pt" officeooo:rsid="01285abd" officeooo:paragraph-rsid="01285abd" style:font-size-asian="16pt" style:font-size-complex="16pt"/>
    </style:style>
    <style:style style:name="P72" style:family="paragraph" style:parent-style-name="Table_20_Contents">
      <style:text-properties fo:font-size="16pt" officeooo:rsid="0133aaac" officeooo:paragraph-rsid="0133aaac" style:font-size-asian="16pt" style:font-size-complex="16pt"/>
    </style:style>
    <style:style style:name="P73" style:family="paragraph" style:parent-style-name="Table_20_Contents">
      <style:text-properties fo:font-size="16pt" officeooo:rsid="01340377" officeooo:paragraph-rsid="01340377" style:font-size-asian="16pt" style:font-size-complex="16pt"/>
    </style:style>
    <style:style style:name="P74" style:family="paragraph" style:parent-style-name="Table_20_Contents">
      <style:text-properties fo:font-size="16pt" officeooo:rsid="006f1f0a" officeooo:paragraph-rsid="006f1f0a" style:font-size-asian="16pt" style:font-size-complex="16pt"/>
    </style:style>
    <style:style style:name="P75" style:family="paragraph" style:parent-style-name="Standard" style:list-style-name="L1">
      <style:text-properties fo:font-size="25.1000003814697pt" officeooo:rsid="0013f027" officeooo:paragraph-rsid="0013f027" style:font-size-asian="22pt" style:font-size-complex="25.1000003814697pt"/>
    </style:style>
    <style:style style:name="P76" style:family="paragraph" style:parent-style-name="Standard" style:list-style-name="L1">
      <style:text-properties fo:font-size="25.1000003814697pt" officeooo:rsid="00ab3c1c" officeooo:paragraph-rsid="00ab3c1c" style:font-size-asian="22pt" style:font-size-complex="25.1000003814697pt"/>
    </style:style>
    <style:style style:name="P77" style:family="paragraph" style:parent-style-name="Standard" style:list-style-name="L1">
      <style:text-properties fo:font-size="25.1000003814697pt" officeooo:rsid="00c33a82" officeooo:paragraph-rsid="010d3f36" style:font-size-asian="22pt" style:font-size-complex="25.1000003814697pt"/>
    </style:style>
    <style:style style:name="P78" style:family="paragraph" style:parent-style-name="Standard" style:list-style-name="L1">
      <style:text-properties fo:font-size="25.1000003814697pt" officeooo:rsid="0032ed07" officeooo:paragraph-rsid="0112fa83" style:font-size-asian="22pt" style:font-size-complex="25.1000003814697pt"/>
    </style:style>
    <style:style style:name="P79" style:family="paragraph" style:parent-style-name="Standard" style:list-style-name="L1">
      <style:text-properties fo:font-size="18.25pt" officeooo:rsid="0013f027" officeooo:paragraph-rsid="0013f027" style:font-size-asian="16pt" style:font-size-complex="18.25pt"/>
    </style:style>
    <style:style style:name="P80" style:family="paragraph" style:parent-style-name="Standard" style:list-style-name="L1">
      <style:paragraph-properties fo:text-align="center" style:justify-single-word="false"/>
      <style:text-properties fo:font-size="18.25pt" officeooo:rsid="0013f027" officeooo:paragraph-rsid="0013f027" style:font-size-asian="16pt" style:font-size-complex="18.25pt"/>
    </style:style>
    <style:style style:name="P81" style:family="paragraph" style:parent-style-name="Standard" style:list-style-name="L2">
      <style:text-properties fo:font-size="18.25pt" officeooo:rsid="00c44fca" officeooo:paragraph-rsid="010d3f36" style:font-size-asian="16pt" style:font-size-complex="18.25pt"/>
    </style:style>
    <style:style style:name="P82" style:family="paragraph" style:parent-style-name="Standard" style:list-style-name="L2">
      <style:text-properties fo:font-size="18.25pt" officeooo:rsid="013cf315" officeooo:paragraph-rsid="013cf315" style:font-size-asian="16pt" style:font-size-complex="18.25pt"/>
    </style:style>
    <style:style style:name="P83" style:family="paragraph" style:parent-style-name="Standard" style:list-style-name="L2">
      <style:text-properties fo:font-size="18.25pt" officeooo:rsid="00c52c38" officeooo:paragraph-rsid="010d3f36" style:font-size-asian="16pt" style:font-size-complex="18.25pt"/>
    </style:style>
    <style:style style:name="P84" style:family="paragraph" style:parent-style-name="Standard" style:list-style-name="L2">
      <style:text-properties fo:font-size="18.25pt" officeooo:rsid="01473038" officeooo:paragraph-rsid="01473038" style:font-size-asian="16pt" style:font-size-complex="18.25pt"/>
    </style:style>
    <style:style style:name="P85" style:family="paragraph" style:parent-style-name="Standard" style:list-style-name="L2">
      <style:text-properties fo:font-size="18.25pt" officeooo:rsid="00e82727" officeooo:paragraph-rsid="010d3f36" style:font-size-asian="16pt" style:font-size-complex="18.25pt"/>
    </style:style>
    <style:style style:name="P86" style:family="paragraph" style:parent-style-name="Standard" style:list-style-name="L1">
      <style:text-properties fo:font-size="18.25pt" officeooo:rsid="0032ed07" officeooo:paragraph-rsid="0032f36a" style:font-size-asian="16pt" style:font-size-complex="18.25pt"/>
    </style:style>
    <style:style style:name="P87" style:family="paragraph" style:parent-style-name="Standard" style:list-style-name="L1">
      <style:text-properties fo:font-size="18.25pt" officeooo:rsid="0048322d" officeooo:paragraph-rsid="0032f36a" style:font-size-asian="16pt" style:font-size-complex="18.25pt"/>
    </style:style>
    <style:style style:name="P88" style:family="paragraph" style:parent-style-name="Standard" style:list-style-name="L1">
      <style:text-properties fo:font-size="16pt" officeooo:rsid="001ba8cb" officeooo:paragraph-rsid="005ee889" style:font-size-asian="16pt" style:font-size-complex="16pt"/>
    </style:style>
    <style:style style:name="P89" style:family="paragraph" style:parent-style-name="Standard" style:list-style-name="L1">
      <style:text-properties fo:font-size="16pt" officeooo:rsid="010f9f62" officeooo:paragraph-rsid="010f9f62" style:font-size-asian="16pt" style:font-size-complex="16pt"/>
    </style:style>
    <style:style style:name="P90" style:family="paragraph" style:parent-style-name="Standard" style:list-style-name="L1">
      <style:text-properties fo:font-size="16pt" officeooo:rsid="001d611b" officeooo:paragraph-rsid="005ee889" style:font-size-asian="16pt" style:font-size-complex="16pt"/>
    </style:style>
    <style:style style:name="P91" style:family="paragraph" style:parent-style-name="Standard" style:list-style-name="L1">
      <style:paragraph-properties fo:break-before="page"/>
      <style:text-properties fo:font-size="25.1000003814697pt" officeooo:rsid="0013f027" officeooo:paragraph-rsid="0013f027" style:font-size-asian="22pt" style:font-size-complex="25.1000003814697pt"/>
    </style:style>
    <style:style style:name="P92" style:family="paragraph" style:parent-style-name="Standard" style:list-style-name="L1" style:master-page-name="">
      <loext:graphic-properties draw:fill="none"/>
      <style:paragraph-properties fo:margin-left="0cm" fo:margin-right="0cm" fo:text-indent="0.199cm" style:auto-text-indent="false" style:page-number="auto" fo:background-color="transparent"/>
      <style:text-properties fo:font-size="16pt" officeooo:rsid="002305c2" officeooo:paragraph-rsid="00145eaf" style:font-size-asian="16pt" style:font-size-complex="16pt"/>
    </style:style>
    <style:style style:name="P93" style:family="paragraph" style:parent-style-name="Standard" style:list-style-name="L1">
      <loext:graphic-properties draw:fill="none"/>
      <style:paragraph-properties fo:margin-left="0cm" fo:margin-right="0cm" fo:text-indent="0.199cm" style:auto-text-indent="false" fo:background-color="transparent"/>
      <style:text-properties fo:font-size="16pt" officeooo:rsid="002305c2" officeooo:paragraph-rsid="00145eaf" style:font-size-asian="16pt" style:font-size-complex="16pt"/>
    </style:style>
    <style:style style:name="P94" style:family="paragraph">
      <loext:graphic-properties draw:fill="none" draw:fill-color="#ffffff"/>
      <style:paragraph-properties style:writing-mode="lr-tb"/>
    </style:style>
    <style:style style:name="P95" style:family="paragraph">
      <style:paragraph-properties fo:text-align="center"/>
    </style:style>
    <style:style style:name="P96" style:family="paragraph">
      <loext:graphic-properties draw:fill="none"/>
      <style:text-properties fo:font-size="12pt"/>
    </style:style>
    <style:style style:name="P9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98" style:family="paragraph">
      <loext:graphic-properties draw:fill="none"/>
    </style:style>
    <style:style style:name="P9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0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2" style:family="paragraph">
      <loext:graphic-properties draw:fill="none" draw:fill-color="#ffffff"/>
      <style:paragraph-properties fo:text-align="center" style:writing-mode="lr-tb"/>
    </style:style>
    <style:style style:name="P10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3ef66a"/>
    </style:style>
    <style:style style:name="T2" style:family="text">
      <style:text-properties officeooo:rsid="006a5784"/>
    </style:style>
    <style:style style:name="T3" style:family="text">
      <style:text-properties officeooo:rsid="006e805a"/>
    </style:style>
    <style:style style:name="T4" style:family="text">
      <style:text-properties officeooo:rsid="00755b74"/>
    </style:style>
    <style:style style:name="T5" style:family="text">
      <style:text-properties officeooo:rsid="00757133"/>
    </style:style>
    <style:style style:name="T6" style:family="text">
      <style:text-properties officeooo:rsid="00784cfc"/>
    </style:style>
    <style:style style:name="T7" style:family="text">
      <style:text-properties officeooo:rsid="008141c8"/>
    </style:style>
    <style:style style:name="T8" style:family="text">
      <style:text-properties officeooo:rsid="00ad1ea4"/>
    </style:style>
    <style:style style:name="T9" style:family="text">
      <style:text-properties officeooo:rsid="00b008bb"/>
    </style:style>
    <style:style style:name="T10" style:family="text">
      <style:text-properties officeooo:rsid="00b09909"/>
    </style:style>
    <style:style style:name="T11" style:family="text">
      <style:text-properties officeooo:rsid="00b3b6b9"/>
    </style:style>
    <style:style style:name="T12" style:family="text">
      <style:text-properties officeooo:rsid="00b61e09"/>
    </style:style>
    <style:style style:name="T13" style:family="text">
      <style:text-properties officeooo:rsid="00b9ff89"/>
    </style:style>
    <style:style style:name="T14" style:family="text">
      <style:text-properties officeooo:rsid="00bb350e"/>
    </style:style>
    <style:style style:name="T15" style:family="text">
      <style:text-properties officeooo:rsid="00c20380"/>
    </style:style>
    <style:style style:name="T16" style:family="text">
      <style:text-properties officeooo:rsid="00c33a82"/>
    </style:style>
    <style:style style:name="T17" style:family="text">
      <style:text-properties officeooo:rsid="00e60380"/>
    </style:style>
    <style:style style:name="T18" style:family="text">
      <style:text-properties officeooo:rsid="00fbee7c"/>
    </style:style>
    <style:style style:name="T19" style:family="text">
      <style:text-properties officeooo:rsid="01021377"/>
    </style:style>
    <style:style style:name="T20" style:family="text">
      <style:text-properties officeooo:rsid="0102bbd3"/>
    </style:style>
    <style:style style:name="T21" style:family="text">
      <style:text-properties officeooo:rsid="0112fa83"/>
    </style:style>
    <style:style style:name="T22" style:family="text">
      <style:text-properties officeooo:rsid="0088e72d"/>
    </style:style>
    <style:style style:name="T23" style:family="text">
      <style:text-properties officeooo:rsid="008ac48f"/>
    </style:style>
    <style:style style:name="T24" style:family="text">
      <style:text-properties officeooo:rsid="011962b5"/>
    </style:style>
    <style:style style:name="T25" style:family="text">
      <style:text-properties officeooo:rsid="011d8d96"/>
    </style:style>
    <style:style style:name="T26" style:family="text">
      <style:text-properties officeooo:rsid="011ef544"/>
    </style:style>
    <style:style style:name="T27" style:family="text">
      <style:text-properties officeooo:rsid="01238736"/>
    </style:style>
    <style:style style:name="T28" style:family="text">
      <style:text-properties officeooo:rsid="0124d817"/>
    </style:style>
    <style:style style:name="T29" style:family="text">
      <style:text-properties officeooo:rsid="01285abd"/>
    </style:style>
    <style:style style:name="T30" style:family="text">
      <style:text-properties officeooo:rsid="0131306a"/>
    </style:style>
    <style:style style:name="T31" style:family="text">
      <style:text-properties officeooo:rsid="01332e9e"/>
    </style:style>
    <style:style style:name="T32" style:family="text">
      <style:text-properties officeooo:rsid="013a4d06"/>
    </style:style>
    <style:style style:name="T33" style:family="text">
      <style:text-properties officeooo:rsid="013cf435"/>
    </style:style>
    <style:style style:name="T34" style:family="text">
      <style:text-properties officeooo:rsid="013e58b5"/>
    </style:style>
    <style:style style:name="T35" style:family="text">
      <style:text-properties officeooo:rsid="01473038"/>
    </style:style>
    <style:style style:name="T36" style:family="text">
      <style:text-properties officeooo:rsid="00e82727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style:font-size-asian="12pt" style:font-size-complex="14pt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138cm" fo:min-width="3.953cm" style:run-through="foreground"/>
    </style:style>
    <style:style style:name="gr12" style:family="graphic">
      <style:graphic-properties draw:stroke="none" svg:stroke-color="#000000" draw:fill="none" draw:fill-color="#ffffff" fo:min-height="0.997cm" style:run-through="foreground"/>
      <style:paragraph-properties style:writing-mode="lr-tb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928cm" fo:min-width="2.016cm" style:run-through="foreground"/>
    </style:style>
    <style:style style:name="gr15" style:family="graphic">
      <style:graphic-properties draw:stroke="none" svg:stroke-color="#000000" draw:fill="none" draw:fill-color="#ffffff" fo:min-height="1.584cm" style:run-through="foreground"/>
      <style:paragraph-properties style:writing-mode="lr-tb"/>
    </style:style>
    <style:style style:name="gr16" style:family="graphic">
      <style:graphic-properties draw:fill="none" draw:textarea-horizontal-align="justify" draw:textarea-vertical-align="middle" draw:auto-grow-height="false" fo:min-height="1.134cm" fo:min-width="3.951cm" style:run-through="foreground"/>
    </style:style>
    <style:style style:name="gr17" style:family="graphic">
      <style:graphic-properties draw:stroke="none" svg:stroke-color="#000000" draw:fill="none" draw:fill-color="#ffffff" fo:min-height="0.993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582cm" style:run-through="foreground"/>
      <style:paragraph-properties style:writing-mode="lr-tb"/>
    </style:style>
    <style:style style:name="gr19" style:family="graphic">
      <style:graphic-properties draw:fill="none" draw:textarea-horizontal-align="justify" draw:textarea-vertical-align="middle" draw:auto-grow-height="false" fo:min-height="1.723cm" fo:min-width="3.951cm" style:run-through="foreground"/>
    </style:style>
    <style:style style:name="gr20" style:family="graphic">
      <style:graphic-properties draw:fill="none" draw:textarea-horizontal-align="justify" draw:textarea-vertical-align="middle" draw:auto-grow-height="false" fo:min-height="0.924cm" fo:min-width="2.013cm" style:run-through="foreground"/>
    </style:style>
    <style:style style:name="gr21" style:family="graphic">
      <style:graphic-properties draw:stroke="none" svg:stroke-color="#000000" draw:fill="none" draw:fill-color="#ffffff" fo:min-height="1.102cm" style:run-through="foreground"/>
      <style:paragraph-properties style:writing-mode="lr-tb"/>
    </style:style>
    <style:style style:name="gr22" style:family="graphic">
      <style:graphic-properties draw:fill="none" draw:textarea-horizontal-align="justify" draw:textarea-vertical-align="middle" draw:auto-grow-height="false" fo:min-height="0.917cm" fo:min-width="1.923cm" style:run-through="foreground"/>
    </style:style>
    <style:style style:name="gr23" style:family="graphic">
      <style:graphic-properties draw:stroke="none" svg:stroke-color="#000000" draw:fill="none" draw:fill-color="#ffffff" fo:min-height="1.362cm" style:run-through="foreground"/>
      <style:paragraph-properties style:writing-mode="lr-tb"/>
    </style:style>
    <style:style style:name="gr24" style:family="graphic">
      <style:graphic-properties draw:fill="none" draw:textarea-horizontal-align="justify" draw:textarea-vertical-align="middle" draw:auto-grow-height="false" fo:min-height="1.143cm" fo:min-width="3.962cm" style:run-through="foreground"/>
    </style:style>
    <style:style style:name="gr25" style:family="graphic">
      <style:graphic-properties draw:stroke="none" svg:stroke-color="#000000" draw:fill="none" draw:fill-color="#ffffff" fo:min-height="1.002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141cm" style:run-through="foreground"/>
      <style:paragraph-properties style:writing-mode="lr-tb"/>
    </style:style>
    <style:style style:name="gr27" style:family="graphic">
      <style:graphic-properties draw:fill="none" draw:textarea-horizontal-align="justify" draw:textarea-vertical-align="middle" draw:auto-grow-height="false" fo:min-height="1.139cm" fo:min-width="3.955cm" style:run-through="foreground"/>
    </style:style>
    <style:style style:name="gr28" style:family="graphic">
      <style:graphic-properties draw:stroke="none" svg:stroke-color="#000000" draw:fill="none" draw:fill-color="#ffffff" fo:min-height="0.998cm" style:run-through="foreground"/>
      <style:paragraph-properties style:writing-mode="lr-tb"/>
    </style:style>
    <style:style style:name="gr29" style:family="graphic">
      <style:graphic-properties draw:fill="none" draw:textarea-horizontal-align="justify" draw:textarea-vertical-align="middle" draw:auto-grow-height="false" fo:min-height="2.653cm" fo:min-width="3.699cm" style:run-through="foreground"/>
    </style:style>
    <style:style style:name="gr30" style:family="graphic">
      <style:graphic-properties draw:stroke="none" svg:stroke-color="#000000" draw:fill="none" draw:fill-color="#ffffff" fo:min-height="2.942cm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921cm" fo:min-width="3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fill="none" draw:textarea-horizontal-align="justify" draw:textarea-vertical-align="middle" draw:auto-grow-height="false" fo:min-height="0.924cm" fo:min-width="2.011cm" style:run-through="foreground"/>
    </style:style>
    <style:style style:name="gr38" style:family="graphic">
      <style:graphic-properties draw:stroke="none" svg:stroke-color="#000000" draw:fill="none" draw:fill-color="#ffffff" fo:min-height="1.101cm" style:run-through="foreground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fill="none" draw:textarea-horizontal-align="justify" draw:textarea-vertical-align="middle" draw:auto-grow-height="false" fo:min-height="1.145cm" fo:min-width="3.963cm" style:run-through="foreground"/>
    </style:style>
    <style:style style:name="gr44" style:family="graphic">
      <style:graphic-properties draw:stroke="none" svg:stroke-color="#000000" draw:fill="none" draw:fill-color="#ffffff" fo:min-height="1.004cm" style:run-through="foreground"/>
      <style:paragraph-properties style:writing-mode="lr-tb"/>
    </style:style>
    <style:style style:name="gr45" style:family="graphic">
      <style:graphic-properties draw:fill="none" draw:textarea-horizontal-align="justify" draw:textarea-vertical-align="middle" draw:auto-grow-height="false" fo:min-height="1.951cm" fo:min-width="3.879cm" style:run-through="foreground"/>
    </style:style>
    <style:style style:name="gr46" style:family="graphic">
      <style:graphic-properties draw:stroke="none" svg:stroke-color="#000000" draw:fill="none" draw:fill-color="#ffffff" fo:min-height="2.731cm" style:run-through="foreground"/>
      <style:paragraph-properties style:writing-mode="lr-tb"/>
    </style:style>
    <style:style style:name="gr47" style:family="graphic">
      <style:graphic-properties draw:fill="none" draw:textarea-horizontal-align="justify" draw:textarea-vertical-align="middle" draw:auto-grow-height="false" fo:min-height="0.924cm" fo:min-width="1.93cm" style:run-through="foreground"/>
    </style:style>
    <style:style style:name="gr4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fill="none" draw:textarea-horizontal-align="justify" draw:textarea-vertical-align="middle" draw:auto-grow-height="false" fo:min-height="1.346cm" fo:min-width="3.986cm" style:run-through="foreground"/>
    </style:style>
    <style:style style:name="gr50" style:family="graphic">
      <style:graphic-properties draw:stroke="none" svg:stroke-color="#000000" draw:fill="none" draw:fill-color="#ffffff" fo:min-height="1.886cm" style:run-through="foreground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fill="none" draw:textarea-horizontal-align="justify" draw:textarea-vertical-align="middle" draw:auto-grow-height="false" fo:min-height="1.129cm" fo:min-width="3.986cm" style:run-through="foreground"/>
    </style:style>
    <style:style style:name="gr53" style:family="graphic">
      <style:graphic-properties draw:stroke="none" svg:stroke-color="#000000" draw:fill="none" draw:fill-color="#ffffff" fo:min-height="0.988cm" style:run-through="foreground"/>
      <style:paragraph-properties style:writing-mode="lr-tb"/>
    </style:style>
    <style:style style:name="gr54" style:family="graphic">
      <style:graphic-properties draw:fill="none" draw:textarea-horizontal-align="justify" draw:textarea-vertical-align="middle" draw:auto-grow-height="false" fo:min-height="2.053cm" fo:min-width="3.986cm" style:run-through="foreground"/>
    </style:style>
    <style:style style:name="gr55" style:family="graphic">
      <style:graphic-properties draw:fill="none" draw:textarea-horizontal-align="justify" draw:textarea-vertical-align="middle" draw:auto-grow-height="false" fo:min-height="2.159cm" fo:min-width="4.057cm" style:run-through="foreground"/>
    </style:style>
    <style:style style:name="gr56" style:family="graphic">
      <style:graphic-properties draw:stroke="none" svg:stroke-color="#000000" draw:fill="none" draw:fill-color="#ffffff" fo:min-height="1.7cm" style:run-through="foreground"/>
      <style:paragraph-properties style:writing-mode="lr-tb"/>
    </style:style>
    <style:style style:name="gr57" style:family="graphic">
      <style:graphic-properties draw:fill="none" draw:textarea-horizontal-align="justify" draw:textarea-vertical-align="middle" draw:auto-grow-height="false" fo:min-height="1.139cm" fo:min-width="3.997cm" style:run-through="foreground"/>
    </style:style>
    <style:style style:name="gr58" style:family="graphic">
      <style:graphic-properties draw:fill="none" draw:textarea-horizontal-align="justify" draw:textarea-vertical-align="middle" draw:auto-grow-height="false" fo:min-height="1.134cm" fo:min-width="3.993cm" style:run-through="foreground"/>
    </style:style>
    <style:style style:name="gr59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fill="none" draw:textarea-horizontal-align="justify" draw:textarea-vertical-align="middle" draw:auto-grow-height="false" fo:min-height="0.921cm" fo:min-width="1.924cm" style:run-through="foreground"/>
    </style:style>
    <style:style style:name="gr62" style:family="graphic">
      <style:graphic-properties draw:stroke="none" svg:stroke-color="#000000" draw:fill="none" draw:fill-color="#ffffff" fo:min-height="1.473cm" style:run-through="foreground"/>
      <style:paragraph-properties style:writing-mode="lr-tb"/>
    </style:style>
    <style:style style:name="gr63" style:family="graphic">
      <style:graphic-properties draw:stroke="none" svg:stroke-color="#000000" draw:fill="none" draw:fill-color="#ffffff" fo:min-height="1.094cm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7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4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fill="none" draw:textarea-horizontal-align="justify" draw:textarea-vertical-align="middle" draw:auto-grow-height="false" fo:min-height="1.97cm" fo:min-width="4.7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fill="none" draw:textarea-horizontal-align="justify" draw:textarea-vertical-align="middle" draw:auto-grow-height="false" fo:min-height="2.087cm" fo:min-width="4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color="#000000" draw:fill="none" draw:fill-color="#ffffff" fo:min-height="1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fill="none" draw:textarea-horizontal-align="justify" draw:textarea-vertical-align="middle" draw:auto-grow-height="false" fo:min-height="1.529cm" fo:min-width="6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textarea-horizontal-align="justify" draw:textarea-vertical-align="middle" draw:auto-grow-height="false" fo:min-height="1.753cm" fo:min-width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color="#000000" draw:fill="none" draw:fill-color="#ffffff" fo:min-height="1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svg:stroke-width="0.101cm" svg:stroke-color="#158466" draw:marker-start-width="0.503cm" draw:marker-end-width="0.503cm" draw:fill="none" draw:textarea-horizontal-align="justify" draw:textarea-vertical-align="middle" draw:auto-grow-height="false" fo:min-height="13.003cm" fo:min-width="9.6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9.091cm" fo:min-width="13.7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draw:fill="none" draw:textarea-horizontal-align="justify" draw:textarea-vertical-align="middle" draw:auto-grow-height="false" fo:min-height="0.612cm" fo:min-width="2.7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1" style:family="graphic">
      <style:graphic-properties draw:fill="none" draw:textarea-horizontal-align="justify" draw:textarea-vertical-align="middle" draw:auto-grow-height="false" fo:min-height="0.663cm" fo:min-width="1.57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fill="none" draw:textarea-horizontal-align="justify" draw:textarea-vertical-align="middle" draw:auto-grow-height="false" fo:min-height="1.182cm" fo:min-width="3.15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none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4" style:family="graphic">
      <style:graphic-properties draw:fill="none" draw:textarea-horizontal-align="justify" draw:textarea-vertical-align="middle" draw:auto-grow-height="false" fo:min-height="1.184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" style:family="graphic">
      <style:graphic-properties draw:fill="none" draw:textarea-horizontal-align="justify" draw:textarea-vertical-align="middle" draw:auto-grow-height="false" fo:min-height="1.182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fill="none" draw:textarea-horizontal-align="justify" draw:textarea-vertical-align="middle" draw:auto-grow-height="false" fo:min-height="1.79cm" fo:min-width="3.1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fill="none" draw:textarea-horizontal-align="justify" draw:textarea-vertical-align="middle" draw:auto-grow-height="false" fo:min-height="0.61cm" fo:min-width="2.76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0" style:family="graphic">
      <style:graphic-properties svg:stroke-color="#000000" draw:fill="none" draw:textarea-horizontal-align="justify" draw:textarea-vertical-align="middle" draw:auto-grow-height="false" fo:min-height="9.675cm" fo:min-width="16.86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svg:stroke-color="#000000" draw:fill="none" draw:fill-color="#ffffff" fo:min-height="1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svg:stroke-color="#000000" draw:fill="none" draw:textarea-horizontal-align="justify" draw:textarea-vertical-align="middle" draw:auto-grow-height="false" fo:min-height="6.747cm" fo:min-width="15.64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svg:stroke-color="#000000" draw:fill="none" draw:fill-color="#ffffff" fo:min-height="2.44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4" style:family="graphic">
      <style:graphic-properties svg:stroke-color="#000000" draw:fill="none" draw:textarea-horizontal-align="justify" draw:textarea-vertical-align="middle" draw:auto-grow-height="false" fo:min-height="2.282cm" fo:min-width="14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draw:stroke="none" svg:stroke-color="#000000" draw:fill="none" draw:fill-color="#ffffff" fo:min-height="2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三目並べゲーム</text:p>
      <text:p text:style-name="P14">詳細仕様書</text:p>
      <text:p text:style-name="P15"/>
      <text:p text:style-name="P15"/>
      <text:p text:style-name="P15"/>
      <text:p text:style-name="P6"/>
      <text:p text:style-name="P6">酒井　廉</text:p>
      <text:p text:style-name="P19">目次</text:p>
      <text:list xml:id="list2739844203" text:style-name="L1">
        <text:list-item>
          <text:p text:style-name="P75">概要</text:p>
        </text:list-item>
        <text:list-item>
          <text:p text:style-name="P75">語句の定義</text:p>
        </text:list-item>
        <text:list-item>
          <text:p text:style-name="P75">ファイル構成</text:p>
        </text:list-item>
        <text:list-item>
          <text:p text:style-name="P75">使用する<text:span text:style-name="T15">define</text:span><text:span text:style-name="T16">(マクロ)</text:span></text:p>
        </text:list-item>
        <text:list-item>
          <text:p text:style-name="P76">関数一覧</text:p>
        </text:list-item>
        <text:list-item>
          <text:p text:style-name="P75">フローチャート</text:p>
        </text:list-item>
        <text:list-item>
          <text:p text:style-name="P75">画面構成</text:p>
        </text:list-item>
      </text:list>
      <text:p text:style-name="P7"/>
      <text:p text:style-name="P11">gameboard.cの中身が何なのかもっと詳しく</text:p>
      <text:p text:style-name="P7">戻り値に使用する変数の名前は不要、どう言った変数なのかが伝わるように</text:p>
      <text:p text:style-name="P11">defineはグループごとに分けて使う、全部にユニーク整数を与えても逆に使いづらいのでグループでわけるようにする</text:p>
      <text:p text:style-name="P12">gameboardの枠追加</text:p>
      <text:p text:style-name="P12">勝敗でどっちが勝ったかわかるように</text:p>
      <text:p text:style-name="P12">ボードの表示の機能欄で、フロチャはループを使う</text:p>
      <text:p text:style-name="P7"/>
      <text:p text:style-name="P9"><text:soft-page-break/></text:p>
      <text:list xml:id="list91052081418420" text:continue-list="list2739844203" text:style-name="L1">
        <text:list-item text:start-value="1">
          <text:p text:style-name="P91">概要</text:p>
          <text:p text:style-name="P79">　三目並べゲームの機能、画面構成などについて説明した詳細仕様書である。</text:p>
        </text:list-item>
        <text:list-item>
          <text:p text:style-name="P75">語句の定義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2">　　 　〇と×：本ゲームにおいては三目並べのシンボルとして〇と<text:tab/>×の2種のシンボルを用いる</text:p>
                        </text:list-header>
                      </text:list>
                    </text:list-item>
                  </text:list>
                  <text:p text:style-name="P93">　 <text:s text:c="3"/>シンボル：〇と×を総称してシンボルと呼ぶ</text:p>
                  <text:list text:continue-numbering="true">
                    <text:list-header>
                      <text:p text:style-name="P93">　<text:tab/>プレイヤー名：PlayerAとPlayerBとし、以下A、Bと呼ぶ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75">ファイル構成</text:p>
          <text:list>
            <text:list-item>
              <text:p text:style-name="P88">ファイル : main.c</text:p>
              <text:list>
                <text:list-header>
                  <text:p text:style-name="P89">ゲーム全体の進行を行うソースコードが格納されたファイル。</text:p>
                </text:list-header>
              </text:list>
            </text:list-item>
            <text:list-item>
              <text:p text:style-name="P90">ファイル : gamebord.c/gamebord.h</text:p>
              <text:p text:style-name="P90">　盤面を表示する。また、入力されたシンボルを盤面に反映させる、反映後にターンを進めるなどの、三目並べの進行を行う関数が格納されているファイル。</text:p>
            </text:list-item>
          </text:list>
        </text:list-item>
        <text:list-item>
          <text:p text:style-name="P77">使用するdefine</text:p>
        </text:list-item>
      </text:list>
      <text:list xml:id="list235156195" text:style-name="L2">
        <text:list-item>
          <text:p text:style-name="P81"><text:span text:style-name="T33">YES </text:span><text:tab/>0</text:p>
          <text:p text:style-name="P81">　肯定を意味する整数</text:p>
        </text:list-item>
        <text:list-item>
          <text:p text:style-name="P81"><text:span text:style-name="T33">NO <text:s/></text:span><text:tab/><text:span text:style-name="T32">1</text:span></text:p>
          <text:p text:style-name="P82">　否定を意味する整数</text:p>
        </text:list-item>
        <text:list-item>
          <text:p text:style-name="P81">WIN<text:tab/><text:span text:style-name="T35">0</text:span></text:p>
          <text:p text:style-name="P81">　3目並べの勝利を意味する整数</text:p>
        </text:list-item>
        <text:list-item>
          <text:p text:style-name="P81"><text:span text:style-name="T26">CONTINUE</text:span><text:tab/><text:span text:style-name="T35">1</text:span></text:p>
          <text:p text:style-name="P81">　3目並べでまだ決着がついていない状態を意味する整数</text:p>
        </text:list-item>
        <text:list-item>
          <text:p text:style-name="P83">DRAW<text:tab/><text:span text:style-name="T35">2</text:span></text:p>
          <text:p text:style-name="P83">　3目並べの引き分けを意味する整数</text:p>
        </text:list-item>
        <text:list-item>
          <text:p text:style-name="P84"><text:soft-page-break/>NULL <text:s text:c="5"/>0</text:p>
          <text:p text:style-name="P84">　シンボルが何も入っていない状態を意味する整数</text:p>
        </text:list-item>
        <text:list-item>
          <text:p text:style-name="P84"><text:span text:style-name="T36">CIRCLE <text:s/></text:span>1</text:p>
          <text:p text:style-name="P85">　〇のシンボルを意味する整数</text:p>
        </text:list-item>
        <text:list-item>
          <text:p text:style-name="P85">CROSS<text:tab/><text:span text:style-name="T35">2</text:span><text:tab/></text:p>
          <text:p text:style-name="P85">　×のシンボルを意味する整数</text:p>
        </text:list-item>
      </text:list>
      <text:list xml:id="list91052097317097" text:continue-list="list91052081418420" text:style-name="L1">
        <text:list-item>
          <text:p text:style-name="P75">関数一覧</text:p>
        </text:list-item>
      </text:list>
      <table:table table:name="表10" table:style-name="表10">
        <table:table-column table:style-name="表10.A"/>
        <table:table-column table:style-name="表10.B"/>
        <table:table-row table:style-name="TableLine2125754951904">
          <table:table-cell table:style-name="表10.A1" office:value-type="string">
            <text:p text:style-name="P27">関数名</text:p>
          </table:table-cell>
          <table:table-cell table:style-name="表10.B1" office:value-type="string">
            <text:p text:style-name="P37"><text:span text:style-name="T8">int </text:span>input_number<text:span text:style-name="T8">(</text:span><text:span text:style-name="T9">int max, int min</text:span><text:span text:style-name="T8">)</text:span></text:p>
          </table:table-cell>
        </table:table-row>
        <table:table-row table:style-name="TableLine2125827109232">
          <table:table-cell table:style-name="表10.A2" office:value-type="string">
            <text:p text:style-name="P38">引数</text:p>
          </table:table-cell>
          <table:table-cell table:style-name="表10.B2" office:value-type="string">
            <text:p text:style-name="P40">int max, int min</text:p>
            <text:p text:style-name="P40">入力する数値の最大と最小</text:p>
          </table:table-cell>
        </table:table-row>
        <table:table-row table:style-name="TableLine2125827110320">
          <table:table-cell table:style-name="表10.A2" office:value-type="string">
            <text:p text:style-name="P39">戻り値</text:p>
          </table:table-cell>
          <table:table-cell table:style-name="表10.B2" office:value-type="string">
            <text:p text:style-name="P41"><text:span text:style-name="T12">int </text:span>number</text:p>
            <text:p text:style-name="P41">入力されたint型の数字</text:p>
          </table:table-cell>
        </table:table-row>
        <table:table-row table:style-name="表10.4">
          <table:table-cell table:style-name="表10.A2" office:value-type="string">
            <text:p text:style-name="P39">機能</text:p>
          </table:table-cell>
          <table:table-cell table:style-name="表10.B2" office:value-type="string">
            <text:p text:style-name="P37">数字の範囲を指定して数字の入力を行い、その値を返す。</text:p>
          </table:table-cell>
        </table:table-row>
        <table:table-row table:style-name="表10.5">
          <table:table-cell table:style-name="表10.B2" table:number-columns-spanned="2" office:value-type="string">
            <text:p text:style-name="P39"><draw:g text:anchor-type="paragraph" draw:z-index="59" draw:name="DrawObject1" draw:style-name="gr48"><draw:custom-shape draw:name="シェイプ5" draw:style-name="gr52" draw:text-style-name="P98" svg:width="3.987cm" svg:height="1.13cm" svg:x="6.181cm" svg:y="0.206cm"><text:p/><draw:enhanced-geometry svg:viewBox="0 0 21600 21600" draw:glue-points="10800 0 0 10800 10800 21600 21600 10800" draw:type="flowchart-process" draw:enhanced-path="M 0 0 L 21600 0 21600 21600 0 21600 0 0 Z N"/></draw:custom-shape><draw:frame draw:name="シェイプ7" draw:style-name="gr53" draw:text-style-name="P97" svg:width="3.599cm" svg:height="0.989cm" svg:x="6.393cm" svg:y="0.347cm"><draw:text-box><text:p text:style-name="P95"><text:span text:style-name="T37">入力範囲決め</text:span></text:p></draw:text-box></draw:frame></draw:g><draw:g text:anchor-type="paragraph" draw:z-index="60" draw:name="DrawObject1_0" draw:style-name="gr48"><draw:custom-shape draw:name="シェイプ5_1" draw:style-name="gr58" draw:text-style-name="P96" svg:width="3.994cm" svg:height="1.135cm" svg:x="6.181cm" svg:y="2.3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17" draw:text-style-name="P97" svg:width="3.606cm" svg:height="0.994cm" svg:x="6.357cm" svg:y="2.485cm"><draw:text-box><text:p text:style-name="P95"><text:span text:style-name="T37">数字入力</text:span></text:p></draw:text-box></draw:frame></draw:g><draw:line text:anchor-type="paragraph" draw:z-index="71" draw:name="シェイプ28_0" draw:style-name="gr9" draw:text-style-name="P95" svg:x1="8.015cm" svg:y1="2.344cm" svg:x2="8.015cm" svg:y2="1.335cm"><text:p/></draw:line></text:p>
            <text:p text:style-name="P39"><draw:line text:anchor-type="paragraph" draw:z-index="63" draw:name="シェイプ27" draw:style-name="gr9" draw:text-style-name="P95" svg:x1="8.05cm" svg:y1="2.658cm" svg:x2="8.05cm" svg:y2="1.489cm"><text:p/></draw:line><draw:line text:anchor-type="paragraph" draw:z-index="67" draw:name="シェイプ45" draw:style-name="gr60" draw:text-style-name="P95" svg:x1="10.174cm" svg:y1="0.929cm" svg:x2="12.778cm" svg:y2="0.894cm"><text:p/></draw:line><draw:g text:anchor-type="paragraph" draw:z-index="72" draw:name="DrawObject1_1" draw:style-name="gr10"><draw:custom-shape draw:name="シェイプ5_2" draw:style-name="gr58" draw:text-style-name="P96" svg:width="3.994cm" svg:height="1.135cm" svg:x="10.908cm" svg:y="1.45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" draw:style-name="gr17" draw:text-style-name="P97" svg:width="3.606cm" svg:height="0.994cm" svg:x="11.084cm" svg:y="1.593cm"><draw:text-box><text:p text:style-name="P95"><text:span text:style-name="T37">エラー文の表示</text:span></text:p></draw:text-box></draw:frame></draw:g><draw:line text:anchor-type="paragraph" draw:z-index="74" draw:name="シェイプ49" draw:style-name="gr9" draw:text-style-name="P95" svg:x1="12.778cm" svg:y1="1.452cm" svg:x2="12.778cm" svg:y2="0.93cm"><text:p/></draw:line></text:p>
            <text:p text:style-name="P39"><draw:g text:anchor-type="paragraph" draw:z-index="61" draw:name="DrawObject2" draw:style-name="gr13"><draw:custom-shape draw:name="シェイプ8" draw:style-name="gr22" draw:text-style-name="P98" svg:width="3.846cm" svg:height="1.835cm" svg:x="6.145cm" svg:y="0.517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" draw:style-name="gr63" draw:text-style-name="P97" svg:width="3.282cm" svg:height="1.094cm" svg:x="6.463cm" svg:y="0.94cm"><draw:text-box><text:p text:style-name="P95"><text:span text:style-name="T37">整数が入力？</text:span></text:p></draw:text-box></draw:frame></draw:g><draw:line text:anchor-type="paragraph" draw:z-index="73" draw:name="シェイプ44" draw:style-name="gr36" draw:text-style-name="P95" svg:x1="12.883cm" svg:y1="4.363cm" svg:x2="12.812cm" svg:y2="0.516cm"><text:p/></draw:line></text:p>
            <text:p text:style-name="P39"><draw:frame text:anchor-type="paragraph" draw:z-index="64" draw:name="シェイプ29" draw:style-name="gr59" draw:text-style-name="P94" svg:width="0.883cm" svg:height="0.572cm" svg:x="9.991cm" svg:y="0.044cm"><draw:text-box><text:p><text:span text:style-name="T38">No</text:span></text:p></draw:text-box></draw:frame></text:p>
            <text:p text:style-name="P39"><draw:line text:anchor-type="paragraph" draw:z-index="62" draw:name="シェイプ20" draw:style-name="gr9" draw:text-style-name="P95" svg:x1="9.991cm" svg:y1="0.136cm" svg:x2="12.811cm" svg:y2="0.132cm"><text:p/></draw:line></text:p>
            <text:p text:style-name="P39"><draw:line text:anchor-type="paragraph" draw:z-index="68" draw:name="シェイプ46" draw:style-name="gr9" draw:text-style-name="P95" svg:x1="8.05cm" svg:y1="0.404cm" svg:x2="8.05cm" svg:y2="1.498cm"><text:p/></draw:line></text:p>
            <text:p text:style-name="P39"><draw:frame text:anchor-type="paragraph" draw:z-index="69" draw:name="シェイプ47" draw:style-name="gr7" draw:text-style-name="P94" svg:width="1.87cm" svg:height="0.6cm" svg:x="8.438cm" svg:y="0.037cm"><draw:text-box><text:p>Yes</text:p></draw:text-box></draw:frame></text:p>
            <text:p text:style-name="P39"><draw:g text:anchor-type="paragraph" draw:z-index="65" draw:name="DrawObject2_0" draw:style-name="gr13"><draw:custom-shape draw:name="シェイプ8_0" draw:style-name="gr61" draw:text-style-name="P96" svg:width="3.848cm" svg:height="1.839cm" svg:x="6.145cm" svg:y="0.1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62" draw:text-style-name="P97" svg:width="3.285cm" svg:height="1.474cm" svg:x="6.463cm" svg:y="0.455cm"><draw:text-box><text:p text:style-name="P95"><text:span text:style-name="T39">範囲内の</text:span></text:p><text:p text:style-name="P95"><text:span text:style-name="T39">数字？</text:span></text:p></draw:text-box></draw:frame></draw:g><draw:frame text:anchor-type="paragraph" draw:z-index="70" draw:name="シェイプ29_0" draw:style-name="gr59" draw:text-style-name="P94" svg:width="0.883cm" svg:height="0.572cm" svg:x="10.52cm" svg:y="0.27cm"><draw:text-box><text:p><text:span text:style-name="T38">No</text:span></text:p></draw:text-box></draw:frame></text:p>
            <text:p text:style-name="P39"><draw:line text:anchor-type="paragraph" draw:z-index="66" draw:name="シェイプ36" draw:style-name="gr9" draw:text-style-name="P95" svg:x1="9.992cm" svg:y1="0.468cm" svg:x2="12.883cm" svg:y2="0.397cm"><text:p/></draw:line></text:p>
            <text:p text:style-name="P39"/>
            <text:p text:style-name="P39"><draw:line text:anchor-type="paragraph" draw:z-index="76" draw:name="シェイプ46_0" draw:style-name="gr9" draw:text-style-name="P95" svg:x1="8.05cm" svg:y1="0.09cm" svg:x2="8.05cm" svg:y2="1.184cm"><text:p/></draw:line><draw:frame text:anchor-type="paragraph" draw:z-index="77" draw:name="シェイプ47_0" draw:style-name="gr7" draw:text-style-name="P94" svg:width="1.87cm" svg:height="0.6cm" svg:x="8.509cm" svg:y="0.369cm"><draw:text-box><text:p>Yes</text:p></draw:text-box></draw:frame></text:p>
            <text:p text:style-name="P39"><draw:g text:anchor-type="paragraph" draw:z-index="75" draw:name="DrawObject1_2" draw:style-name="gr48"><draw:custom-shape draw:name="シェイプ5_1" draw:style-name="gr57" draw:text-style-name="P96" svg:width="3.998cm" svg:height="1.14cm" svg:x="6.144cm" svg:y="0.5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8" draw:text-style-name="P97" svg:width="3.613cm" svg:height="0.999cm" svg:x="6.317cm" svg:y="0.691cm"><draw:text-box><text:p text:style-name="P95"><text:span text:style-name="T37">数字の返却</text:span></text:p></draw:text-box></draw:frame></draw:g></text:p>
          </table:table-cell>
          <table:covered-table-cell/>
        </table:table-row>
      </table:table>
      <text:p text:style-name="P16"><text:soft-page-break/></text:p>
      <table:table table:name="表2" table:style-name="表2">
        <table:table-column table:style-name="表2.A"/>
        <table:table-column table:style-name="表2.B"/>
        <table:table-row table:style-name="TableLine2125827117392">
          <table:table-cell table:style-name="表2.A1" office:value-type="string">
            <text:p text:style-name="P22">関数名</text:p>
          </table:table-cell>
          <table:table-cell table:style-name="表2.B1" office:value-type="string">
            <text:p text:style-name="P22"><text:span text:style-name="T18">int </text:span><text:span text:style-name="T10"><text:s/></text:span>select_symbol<text:span text:style-name="T10">()</text:span></text:p>
          </table:table-cell>
        </table:table-row>
        <table:table-row table:style-name="TableLine2125827117936">
          <table:table-cell table:style-name="表2.A2" office:value-type="string">
            <text:p text:style-name="P42">引数</text:p>
          </table:table-cell>
          <table:table-cell table:style-name="表2.B2" office:value-type="string">
            <text:p text:style-name="P29">なし</text:p>
          </table:table-cell>
        </table:table-row>
        <table:table-row table:style-name="TableLine2125827111136">
          <table:table-cell table:style-name="表2.A2" office:value-type="string">
            <text:p text:style-name="P51">戻り値</text:p>
          </table:table-cell>
          <table:table-cell table:style-name="表2.B2" office:value-type="string">
            <text:p text:style-name="P51"><text:span text:style-name="T18">int </text:span>symbol</text:p>
            <text:p text:style-name="P63">(CIRCLE or CROSS)</text:p>
            <text:p text:style-name="P55">〇と×を表す整数を格納するint型の変数symbol</text:p>
          </table:table-cell>
        </table:table-row>
        <table:table-row table:style-name="TableLine2125827113856">
          <table:table-cell table:style-name="表2.A2" office:value-type="string">
            <text:p text:style-name="P21">機能</text:p>
          </table:table-cell>
          <table:table-cell table:style-name="表2.B2" office:value-type="string">
            <text:p text:style-name="P29">キーボードから<text:span text:style-name="T30">CIRCLE</text:span>と<text:span text:style-name="T30">CROSS</text:span>を入力し、先行後攻及び、プレイヤーのシンボルを決める。画面構成は7.1。</text:p>
          </table:table-cell>
        </table:table-row>
        <table:table-row table:style-name="TableLine2125827114944">
          <table:table-cell table:style-name="表2.B2" table:number-columns-spanned="2" office:value-type="string">
            <text:p text:style-name="P21"/>
            <text:p text:style-name="P21"><draw:g text:anchor-type="paragraph" draw:z-index="78" draw:name="DrawObject1_3" draw:style-name="gr48"><draw:custom-shape draw:name="シェイプ5_3" draw:style-name="gr52" draw:text-style-name="P98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3" draw:style-name="gr53" draw:text-style-name="P97" svg:width="3.599cm" svg:height="0.989cm" svg:x="6.393cm" svg:y="0.75cm"><draw:text-box><text:p text:style-name="P95"><text:span text:style-name="T37">数字入力</text:span></text:p></draw:text-box></draw:frame></draw:g><draw:line text:anchor-type="paragraph" draw:z-index="83" draw:name="シェイプ50" draw:style-name="gr9" draw:text-style-name="P95" svg:x1="8.121cm" svg:y1="2.901cm" svg:x2="8.121cm" svg:y2="1.737cm"><text:p/></draw:line></text:p>
            <text:p text:style-name="P21"><draw:g text:anchor-type="paragraph" draw:z-index="79" draw:name="DrawObject2_1" draw:style-name="gr13"><draw:custom-shape draw:name="シェイプ8_1" draw:style-name="gr22" draw:text-style-name="P98" svg:width="3.846cm" svg:height="1.835cm" svg:x="6.216cm" svg:y="0.51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draw:g><draw:g text:anchor-type="paragraph" draw:z-index="204" draw:name="DrawObject2_14" draw:style-name="gr13"><draw:custom-shape draw:name="シェイプ8_10" draw:style-name="gr22" draw:text-style-name="P98" svg:width="3.846cm" svg:height="1.835cm" svg:x="6.145cm" svg:y="0.47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0" draw:style-name="gr23" draw:text-style-name="P97" svg:width="3.282cm" svg:height="1.362cm" svg:x="6.507cm" svg:y="0.679cm"><draw:text-box><text:p text:style-name="P95"><text:span text:style-name="T37">入力は</text:span><text:span text:style-name="T37">CIRCLE?</text:span></text:p></draw:text-box></draw:frame></draw:g><draw:frame text:anchor-type="paragraph" draw:z-index="91" draw:name="シェイプ57" draw:style-name="gr34" draw:text-style-name="P94" svg:width="1.765cm" svg:height="0.953cm" svg:x="10.555cm" svg:y="0.422cm"><draw:text-box><text:p>No</text:p></draw:text-box></draw:frame></text:p>
            <text:p text:style-name="P21"/>
            <text:p text:style-name="P21"><draw:line text:anchor-type="paragraph" draw:z-index="86" draw:name="シェイプ52" draw:style-name="gr9" draw:text-style-name="P95" svg:x1="13.413cm" svg:y1="0.076cm" svg:x2="13.413cm" svg:y2="2.641cm"><text:p/></draw:line><draw:line text:anchor-type="paragraph" draw:z-index="85" draw:name="シェイプ51" draw:style-name="gr9" draw:text-style-name="P95" svg:x1="10.061cm" svg:y1="0.076cm" svg:x2="13.412cm" svg:y2="0.076cm"><text:p/></draw:line></text:p>
            <text:p text:style-name="P21"><draw:line text:anchor-type="paragraph" draw:z-index="84" draw:name="シェイプ50_0" draw:style-name="gr9" draw:text-style-name="P95" svg:x1="8.156cm" svg:y1="1.956cm" svg:x2="8.156cm" svg:y2="0.397cm"><text:p/></draw:line></text:p>
            <text:p text:style-name="P21"><draw:frame text:anchor-type="paragraph" draw:z-index="90" draw:name="シェイプ56" draw:style-name="gr51" draw:text-style-name="P94" svg:width="2.223cm" svg:height="0.847cm" svg:x="8.544cm" svg:y="0.083cm"><draw:text-box><text:p>Yes</text:p></draw:text-box></draw:frame></text:p>
            <text:p text:style-name="P21"/>
            <text:p text:style-name="P21"><draw:g text:anchor-type="paragraph" draw:z-index="80" draw:name="DrawObject1_4" draw:style-name="gr48"><draw:custom-shape draw:name="シェイプ5_4" draw:style-name="gr55" draw:text-style-name="P98" svg:width="4.058cm" svg:height="2.16cm" svg:x="6.181cm" svg:y="0.0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4" draw:style-name="gr56" draw:text-style-name="P97" svg:width="4.058cm" svg:height="1.701cm" svg:x="6.181cm" svg:y="0.15cm"><draw:text-box><text:p text:style-name="P95"><text:span text:style-name="T37">symbol</text:span><text:span text:style-name="T37">に</text:span><text:span text:style-name="T37">CIRCLE</text:span><text:span text:style-name="T37">を代入</text:span></text:p></draw:text-box></draw:frame></draw:g><draw:g text:anchor-type="paragraph" draw:z-index="81" draw:name="DrawObject1_5" draw:style-name="gr10"><draw:custom-shape draw:name="シェイプ5_0" draw:style-name="gr54" draw:text-style-name="P96" svg:width="3.987cm" svg:height="2.054cm" svg:x="11.402cm" svg:y="0.04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8" draw:text-style-name="P97" svg:width="4.199cm" svg:height="1.583cm" svg:x="11.402cm" svg:y="0.362cm"><draw:text-box><text:p text:style-name="P95"><text:span text:style-name="T37">symbol</text:span><text:span text:style-name="T37">に</text:span><text:span text:style-name="T37">CROSS</text:span><text:span text:style-name="T37">を代入</text:span></text:p></draw:text-box></draw:frame></draw:g><draw:line text:anchor-type="paragraph" draw:z-index="87" draw:name="シェイプ53" draw:style-name="gr9" draw:text-style-name="P95" svg:x1="8.192cm" svg:y1="2.168cm" svg:x2="8.192cm" svg:y2="4.08cm"><text:p/></draw:line><draw:line text:anchor-type="paragraph" draw:z-index="89" draw:name="シェイプ55" draw:style-name="gr9" draw:text-style-name="P95" svg:x1="13.448cm" svg:y1="3.088cm" svg:x2="13.448cm" svg:y2="2.097cm"><text:p/></draw:line></text:p>
            <text:p text:style-name="P21"><draw:line text:anchor-type="paragraph" draw:z-index="88" draw:name="シェイプ54" draw:style-name="gr9" draw:text-style-name="P95" svg:x1="8.192cm" svg:y1="0.337cm" svg:x2="13.448cm" svg:y2="0.266cm"><text:p/></draw:line></text:p>
            <text:p text:style-name="P21"><draw:g text:anchor-type="paragraph" draw:z-index="82" draw:name="DrawObject1_6" draw:style-name="gr48"><draw:custom-shape draw:name="シェイプ5_5" draw:style-name="gr52" draw:text-style-name="P98" svg:width="3.987cm" svg:height="1.13cm" svg:x="6.181cm" svg:y="0.6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5" draw:style-name="gr53" draw:text-style-name="P97" svg:width="3.599cm" svg:height="0.989cm" svg:x="6.393cm" svg:y="0.75cm"><draw:text-box><text:p text:style-name="P95"><text:span text:style-name="T37">symbol</text:span><text:span text:style-name="T37">を返却</text:span></text:p></draw:text-box></draw:frame></draw:g></text:p>
          </table:table-cell>
          <table:covered-table-cell/>
        </table:table-row>
      </table:table>
      <text:p text:style-name="P8"/>
      <text:p text:style-name="P8"/>
      <text:p text:style-name="P8"/>
      <text:p text:style-name="P8"/>
      <table:table table:name="表3" table:style-name="表3">
        <table:table-column table:style-name="表3.A"/>
        <table:table-column table:style-name="表3.B"/>
        <text:soft-page-break/>
        <table:table-row table:style-name="TableLine2125827101072">
          <table:table-cell table:style-name="表3.A1" office:value-type="string">
            <text:p text:style-name="P23">関数名</text:p>
          </table:table-cell>
          <table:table-cell table:style-name="表3.B1" office:value-type="string">
            <text:p text:style-name="P52"><text:span text:style-name="T17">int </text:span><text:s/>*<text:span text:style-name="T6">in</text:span>put_board (<text:span text:style-name="T19">int</text:span><text:span text:style-name="T2"> symbol</text:span>)</text:p>
          </table:table-cell>
        </table:table-row>
        <table:table-row table:style-name="TableLine2125827111408">
          <table:table-cell table:style-name="表3.A2" office:value-type="string">
            <text:p text:style-name="P30">引数</text:p>
          </table:table-cell>
          <table:table-cell table:style-name="表3.B2" office:value-type="string">
            <text:p text:style-name="P64"><text:span text:style-name="T19">int </text:span><text:s/>symbol</text:p>
            <text:p text:style-name="P63">(CIRCLE or CROSS)</text:p>
            <text:p text:style-name="P56">〇と×を表す整数の入ったint型の変数symbol</text:p>
          </table:table-cell>
        </table:table-row>
        <table:table-row table:style-name="TableLine2125827107328">
          <table:table-cell table:style-name="表3.A2" office:value-type="string">
            <text:p text:style-name="P30">戻り値</text:p>
          </table:table-cell>
          <table:table-cell table:style-name="表3.B2" office:value-type="string">
            <text:p text:style-name="P53">int board[3][3]</text:p>
            <text:p text:style-name="P65">(0 or CIRCLE or CROSS)</text:p>
            <text:p text:style-name="P53">盤面に見立てたint型の3行3列の配列</text:p>
          </table:table-cell>
        </table:table-row>
        <table:table-row table:style-name="TableLine2125827107600">
          <table:table-cell table:style-name="表3.A2" office:value-type="string">
            <text:p text:style-name="P30">機能</text:p>
          </table:table-cell>
          <table:table-cell table:style-name="表3.B2" office:value-type="string">
            <text:p text:style-name="P53">任意のマスを入力し、シンボルを設置する。</text:p>
          </table:table-cell>
        </table:table-row>
        <table:table-row table:style-name="TableLine2125827107872">
          <table:table-cell table:style-name="表3.B2" table:number-columns-spanned="2" office:value-type="string">
            <text:p text:style-name="P30"><draw:g text:anchor-type="paragraph" draw:z-index="92" draw:name="DrawObject1_7" draw:style-name="gr48"><draw:custom-shape draw:name="シェイプ5_6" draw:style-name="gr49" draw:text-style-name="P98" svg:width="3.987cm" svg:height="1.347cm" svg:x="5.793cm" svg:y="0.28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6" draw:style-name="gr50" draw:text-style-name="P97" svg:width="3.599cm" svg:height="1.886cm" svg:x="6.005cm" svg:y="0.079cm"><draw:text-box><text:p text:style-name="P95"><text:span text:style-name="T37">シンボルを受け取る</text:span></text:p></draw:text-box></draw:frame></draw:g><draw:g text:anchor-type="paragraph" draw:z-index="93" draw:name="DrawObject1_8" draw:style-name="gr10"><draw:custom-shape draw:name="シェイプ5_1" draw:style-name="gr16" draw:text-style-name="P96" svg:width="3.952cm" svg:height="1.135cm" svg:x="5.84cm" svg:y="2.56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17" draw:text-style-name="P97" svg:width="3.571cm" svg:height="0.994cm" svg:x="6.048cm" svg:y="2.702cm"><draw:text-box><text:p text:style-name="P95"><text:span text:style-name="T37">数字入力</text:span></text:p></draw:text-box></draw:frame></draw:g><draw:line text:anchor-type="paragraph" draw:z-index="99" draw:name="シェイプ58" draw:style-name="gr9" draw:text-style-name="P95" svg:x1="7.662cm" svg:y1="1.635cm" svg:x2="7.662cm" svg:y2="2.561cm"><text:p/></draw:line></text:p>
            <text:p text:style-name="P30"><draw:line text:anchor-type="paragraph" draw:z-index="113" draw:name="シェイプ67" draw:style-name="gr9" draw:text-style-name="P95" svg:x1="11.543cm" svg:y1="5.459cm" svg:x2="11.543cm" svg:y2="0.203cm"><text:p/></draw:line><draw:line text:anchor-type="paragraph" draw:z-index="114" draw:name="シェイプ68" draw:style-name="gr36" draw:text-style-name="P95" svg:x1="11.543cm" svg:y1="0.203cm" svg:x2="9.791cm" svg:y2="0.203cm"><text:p/></draw:line></text:p>
            <text:p text:style-name="P30"><draw:line text:anchor-type="paragraph" draw:z-index="100" draw:name="シェイプ58_0" draw:style-name="gr9" draw:text-style-name="P95" svg:x1="7.839cm" svg:y1="0.43cm" svg:x2="7.839cm" svg:y2="0.964cm"><text:p/></draw:line></text:p>
            <text:p text:style-name="P30"><draw:g text:anchor-type="paragraph" draw:z-index="96" draw:name="DrawObject1_10" draw:style-name="gr10"><draw:custom-shape draw:name="シェイプ5_0" draw:style-name="gr45" draw:text-style-name="P96" svg:width="3.88cm" svg:height="1.952cm" svg:x="5.9cm" svg:y="0.321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name="シェイプ7_0" draw:style-name="gr46" draw:text-style-name="P97" svg:width="3.504cm" svg:height="2.731cm" svg:x="6.105cm" svg:y="0.563cm"><draw:text-box><text:p text:style-name="P95"><text:span text:style-name="T37">入力された添え字の配列を開く</text:span></text:p></draw:text-box></draw:frame></draw:g></text:p>
            <text:p text:style-name="P30"/>
            <text:p text:style-name="P30"/>
            <text:p text:style-name="P30"><draw:line text:anchor-type="paragraph" draw:z-index="101" draw:name="シェイプ58_1" draw:style-name="gr9" draw:text-style-name="P95" svg:x1="7.803cm" svg:y1="0.325cm" svg:x2="7.803cm" svg:y2="1.251cm"><text:p/></draw:line></text:p>
            <text:p text:style-name="P30"/>
            <text:p text:style-name="P30"><draw:g text:anchor-type="paragraph" draw:z-index="94" draw:name="DrawObject2_2" draw:style-name="gr13"><draw:custom-shape draw:name="シェイプ8_1" draw:style-name="gr37" draw:text-style-name="P96" svg:width="4.022cm" svg:height="1.846cm" svg:x="5.757cm" svg:y="0.012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1" draw:style-name="gr38" draw:text-style-name="P97" svg:width="3.432cm" svg:height="1.101cm" svg:x="6.09cm" svg:y="0.437cm"><draw:text-box><text:p text:style-name="P95"><text:span text:style-name="T37">中身が</text:span><text:span text:style-name="T37">0</text:span></text:p></draw:text-box></draw:frame></draw:g><draw:frame text:anchor-type="paragraph" draw:z-index="115" draw:name="シェイプ69" draw:style-name="gr40" draw:text-style-name="P94" svg:width="1.588cm" svg:height="0.742cm" svg:x="9.779cm" svg:y="0.012cm"><draw:text-box><text:p>No</text:p></draw:text-box></draw:frame></text:p>
            <text:p text:style-name="P30"><draw:line text:anchor-type="paragraph" draw:z-index="112" draw:name="シェイプ66" draw:style-name="gr9" draw:text-style-name="P95" svg:x1="9.779cm" svg:y1="0.301cm" svg:x2="11.543cm" svg:y2="0.266cm"><text:p/></draw:line></text:p>
            <text:p text:style-name="P30"><draw:line text:anchor-type="paragraph" draw:z-index="102" draw:name="シェイプ58_2" draw:style-name="gr9" draw:text-style-name="P95" svg:x1="7.768cm" svg:y1="0.559cm" svg:x2="7.768cm" svg:y2="1.485cm"><text:p/></draw:line><draw:frame text:anchor-type="paragraph" draw:z-index="116" draw:name="シェイプ70" draw:style-name="gr39" draw:text-style-name="P94" svg:width="1.2cm" svg:height="0.936cm" svg:x="8.262cm" svg:y="0.559cm"><draw:text-box><text:p>Yes</text:p></draw:text-box></draw:frame></text:p>
            <text:p text:style-name="P30"/>
            <text:p text:style-name="P30"><draw:g text:anchor-type="paragraph" draw:z-index="95" draw:name="DrawObject2_4" draw:style-name="gr13"><draw:custom-shape draw:name="シェイプ8_0" draw:style-name="gr47" draw:text-style-name="P96" svg:width="3.86cm" svg:height="1.848cm" svg:x="5.863cm" svg:y="0.19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21" draw:text-style-name="P97" svg:width="3.296cm" svg:height="1.103cm" svg:x="6.182cm" svg:y="0.619cm"><draw:text-box><text:p text:style-name="P95"><text:span text:style-name="T37">シンボルは〇</text:span></text:p></draw:text-box></draw:frame></draw:g><draw:frame text:anchor-type="paragraph" draw:z-index="111" draw:name="シェイプ65" draw:style-name="gr41" draw:text-style-name="P94" svg:width="2.012cm" svg:height="0.671cm" svg:x="10.061cm" svg:y="0.189cm"><draw:text-box><text:p>No</text:p></draw:text-box></draw:frame></text:p>
            <text:p text:style-name="P30"><draw:line text:anchor-type="paragraph" draw:z-index="105" draw:name="シェイプ59" draw:style-name="gr9" draw:text-style-name="P95" svg:x1="9.723cm" svg:y1="0.457cm" svg:x2="12.919cm" svg:y2="0.457cm"><text:p/></draw:line><draw:line text:anchor-type="paragraph" draw:z-index="106" draw:name="シェイプ60" draw:style-name="gr9" draw:text-style-name="P95" svg:x1="12.919cm" svg:y1="0.457cm" svg:x2="12.919cm" svg:y2="2.357cm"><text:p/></draw:line></text:p>
            <text:p text:style-name="P30"/>
            <text:p text:style-name="P30"><draw:line text:anchor-type="paragraph" draw:z-index="103" draw:name="シェイプ58_3" draw:style-name="gr9" draw:text-style-name="P95" svg:x1="7.768cm" svg:y1="0.095cm" svg:x2="7.768cm" svg:y2="1.021cm"><text:p/></draw:line><draw:frame text:anchor-type="paragraph" draw:z-index="110" draw:name="シェイプ64" draw:style-name="gr42" draw:text-style-name="P94" svg:width="2.047cm" svg:height="1.004cm" svg:x="8.403cm" svg:y="0.095cm"><draw:text-box><text:p>Yes</text:p></draw:text-box></draw:frame></text:p>
            <text:p text:style-name="P30"><draw:g text:anchor-type="paragraph" draw:z-index="97" draw:name="DrawObject1_9" draw:style-name="gr10"><draw:custom-shape draw:name="シェイプ5_0" draw:style-name="gr43" draw:text-style-name="P96" svg:width="3.964cm" svg:height="1.146cm" svg:x="5.879cm" svg:y="0.37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44" draw:text-style-name="P97" svg:width="3.583cm" svg:height="1.004cm" svg:x="6.087cm" svg:y="0.517cm"><draw:text-box><text:p text:style-name="P95"><text:span text:style-name="T37">CIRCLE</text:span><text:span text:style-name="T37">を代入</text:span></text:p></draw:text-box></draw:frame></draw:g><draw:g text:anchor-type="paragraph" draw:z-index="104" draw:name="DrawObject1_13" draw:style-name="gr10"><draw:custom-shape draw:name="シェイプ5_7" draw:style-name="gr16" draw:text-style-name="P96" svg:width="3.952cm" svg:height="1.135cm" svg:x="11.084cm" svg:y="0.40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7" draw:style-name="gr17" draw:text-style-name="P97" svg:width="3.571cm" svg:height="0.994cm" svg:x="11.292cm" svg:y="0.55cm"><draw:text-box><text:p text:style-name="P95"><text:span text:style-name="T37">CROSS</text:span><text:span text:style-name="T37">を代入</text:span></text:p></draw:text-box></draw:frame></draw:g></text:p>
            <text:p text:style-name="P30"/>
            <text:p text:style-name="P30"><draw:line text:anchor-type="paragraph" draw:z-index="107" draw:name="シェイプ61" draw:style-name="gr9" draw:text-style-name="P95" svg:x1="7.839cm" svg:y1="0.222cm" svg:x2="7.839cm" svg:y2="1.37cm"><text:p/></draw:line><draw:line text:anchor-type="paragraph" draw:z-index="108" draw:name="シェイプ62" draw:style-name="gr9" draw:text-style-name="P95" svg:x1="13.025cm" svg:y1="0.245cm" svg:x2="13.025cm" svg:y2="0.809cm"><text:p/></draw:line></text:p>
            <text:p text:style-name="P30"><draw:line text:anchor-type="paragraph" draw:z-index="109" draw:name="シェイプ63" draw:style-name="gr9" draw:text-style-name="P95" svg:x1="13.025cm" svg:y1="0.161cm" svg:x2="7.839cm" svg:y2="0.161cm"><text:p/></draw:line></text:p>
            <text:p text:style-name="P30"><draw:g text:anchor-type="paragraph" draw:z-index="98" draw:name="DrawObject1_12" draw:style-name="gr10"><draw:custom-shape draw:name="シェイプ5_10" draw:style-name="gr16" draw:text-style-name="P96" svg:width="3.952cm" svg:height="1.135cm" svg:x="5.876cm" svg:y="0.072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0" draw:style-name="gr17" draw:text-style-name="P97" svg:width="3.571cm" svg:height="0.994cm" svg:x="6.084cm" svg:y="0.213cm"><draw:text-box><text:p text:style-name="P95"><text:span text:style-name="T37">配列を返す</text:span></text:p></draw:text-box></draw:frame></draw:g></text:p>
            <text:p text:style-name="P30"/>
          </table:table-cell>
          <table:covered-table-cell/>
        </table:table-row>
      </table:table>
      <text:p text:style-name="P3"/>
      <text:p text:style-name="P4"/>
      <table:table table:name="表7" table:style-name="表7">
        <table:table-column table:style-name="表7.A"/>
        <table:table-column table:style-name="表7.B"/>
        <text:soft-page-break/>
        <table:table-row table:style-name="TableLine2125827111680">
          <table:table-cell table:style-name="表7.A1" office:value-type="string">
            <text:p text:style-name="P26">関数名</text:p>
          </table:table-cell>
          <table:table-cell table:style-name="表7.B1" office:value-type="string">
            <text:p text:style-name="P31"><text:span text:style-name="T11">void </text:span><text:span text:style-name="T6">out</text:span>put_board<text:span text:style-name="T11">(</text:span><text:span text:style-name="T20">int</text:span><text:span text:style-name="T11"> *board)</text:span></text:p>
          </table:table-cell>
        </table:table-row>
        <table:table-row table:style-name="TableLine2125827134256">
          <table:table-cell table:style-name="表7.A2" office:value-type="string">
            <text:p text:style-name="P43">引数</text:p>
          </table:table-cell>
          <table:table-cell table:style-name="表7.B2" office:value-type="string">
            <text:p text:style-name="P44"><text:span text:style-name="T20">int</text:span> *board</text:p>
            <text:p text:style-name="P66">(<text:span text:style-name="T24">0 or CIRCLE or CROSS</text:span>)</text:p>
            <text:p text:style-name="P45">盤面に見立てた<text:span text:style-name="T20">int型の</text:span>3行3列の配列</text:p>
          </table:table-cell>
        </table:table-row>
        <table:table-row table:style-name="TableLine2125827129904">
          <table:table-cell table:style-name="表7.A2" office:value-type="string">
            <text:p text:style-name="P43">戻り値</text:p>
          </table:table-cell>
          <table:table-cell table:style-name="表7.B2" office:value-type="string">
            <text:p text:style-name="P44">なし</text:p>
          </table:table-cell>
        </table:table-row>
        <table:table-row table:style-name="TableLine2125827129088">
          <table:table-cell table:style-name="表7.A2" office:value-type="string">
            <text:p text:style-name="P35">機能</text:p>
          </table:table-cell>
          <table:table-cell table:style-name="表7.B2" office:value-type="string">
            <text:p text:style-name="P36">配列の中身を、3×3マスの盤面に1マスごとに当てはめ、表示する。画面構成は7.2。</text:p>
          </table:table-cell>
        </table:table-row>
        <table:table-row table:style-name="TableLine2125827133168">
          <table:table-cell table:style-name="表7.B2" table:number-columns-spanned="2" office:value-type="string">
            <text:p text:style-name="P35"><draw:g text:anchor-type="paragraph" draw:z-index="117" draw:name="DrawObject1_11" draw:style-name="gr10"><draw:custom-shape draw:name="シェイプ5_8" draw:style-name="gr16" draw:text-style-name="P96" svg:width="3.952cm" svg:height="1.135cm" svg:x="1.466cm" svg:y="0.42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8" draw:style-name="gr17" draw:text-style-name="P97" svg:width="3.571cm" svg:height="0.994cm" svg:x="1.674cm" svg:y="0.564cm"><draw:text-box><text:p text:style-name="P95"><text:span text:style-name="T37">配列受け取り</text:span></text:p></draw:text-box></draw:frame></draw:g></text:p>
            <text:p text:style-name="P35"/>
            <text:p text:style-name="P35"><draw:line text:anchor-type="paragraph" draw:z-index="121" draw:name="シェイプ11" draw:style-name="gr9" draw:text-style-name="P95" svg:x1="3.429cm" svg:y1="0.259cm" svg:x2="3.429cm" svg:y2="1.695cm"><text:p/></draw:line></text:p>
            <text:p text:style-name="P35"/>
            <text:p text:style-name="P35"><draw:g text:anchor-type="paragraph" draw:z-index="118" draw:name="DrawObject1_15" draw:style-name="gr10"><draw:custom-shape draw:name="シェイプ5_11" draw:style-name="gr16" draw:text-style-name="P96" svg:width="3.952cm" svg:height="1.135cm" svg:x="1.524cm" svg:y="0.39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1" draw:style-name="gr17" draw:text-style-name="P97" svg:width="3.571cm" svg:height="0.994cm" svg:x="1.732cm" svg:y="0.538cm"><draw:text-box><text:p text:style-name="P95"><text:span text:style-name="T37">要素を確認</text:span></text:p></draw:text-box></draw:frame></draw:g></text:p>
            <text:p text:style-name="P35"><draw:line text:anchor-type="paragraph" draw:z-index="136" draw:name="シェイプ80" draw:style-name="gr9" draw:text-style-name="P95" svg:x1="0.501cm" svg:y1="9.202cm" svg:x2="0.466cm" svg:y2="0.383cm"><text:p/></draw:line><draw:line text:anchor-type="paragraph" draw:z-index="137" draw:name="シェイプ81" draw:style-name="gr36" draw:text-style-name="P95" svg:x1="0.466cm" svg:y1="0.383cm" svg:x2="1.524cm" svg:y2="0.383cm"><text:p/></draw:line></text:p>
            <text:p text:style-name="P35"><draw:line text:anchor-type="paragraph" draw:z-index="122" draw:name="シェイプ23" draw:style-name="gr9" draw:text-style-name="P95" svg:x1="3.5cm" svg:y1="0.233cm" svg:x2="3.5cm" svg:y2="1.283cm"><text:p/></draw:line></text:p>
            <text:p text:style-name="P35"><draw:g text:anchor-type="paragraph" draw:z-index="119" draw:name="DrawObject2_3" draw:style-name="gr13"><draw:custom-shape draw:name="シェイプ8_2" draw:style-name="gr37" draw:text-style-name="P96" svg:width="4.022cm" svg:height="1.846cm" svg:x="1.524cm" svg:y="0.633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2" draw:style-name="gr38" draw:text-style-name="P97" svg:width="3.432cm" svg:height="1.101cm" svg:x="1.857cm" svg:y="1.058cm"><draw:text-box><text:p text:style-name="P95"><text:span text:style-name="T37">中身が</text:span><text:span text:style-name="T37">0</text:span></text:p></draw:text-box></draw:frame></draw:g><draw:g text:anchor-type="paragraph" draw:z-index="120" draw:name="DrawObject2_6" draw:style-name="gr13"><draw:custom-shape draw:name="シェイプ8_4" draw:style-name="gr37" draw:text-style-name="P96" svg:width="4.022cm" svg:height="1.846cm" svg:x="7.149cm" svg:y="0.63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シェイプ10_4" draw:style-name="gr38" draw:text-style-name="P97" svg:width="3.432cm" svg:height="1.101cm" svg:x="7.482cm" svg:y="1.064cm"><draw:text-box><text:p text:style-name="P95"><text:span text:style-name="T37">中身が</text:span><text:span text:style-name="T37">CIRCLE</text:span></text:p></draw:text-box></draw:frame></draw:g></text:p>
            <text:p text:style-name="P35"><draw:frame text:anchor-type="paragraph" draw:z-index="146" draw:name="シェイプ86_0" draw:style-name="gr32" draw:text-style-name="P94" svg:width="1.094cm" svg:height="0.777cm" svg:x="5.288cm" svg:y="0.129cm"><draw:text-box><text:p>No</text:p></draw:text-box></draw:frame><draw:frame text:anchor-type="paragraph" draw:z-index="147" draw:name="シェイプ86_1" draw:style-name="gr31" draw:text-style-name="P94" svg:width="1.094cm" svg:height="0.489cm" svg:x="11.171cm" svg:y="0.164cm"><draw:text-box><text:p>No</text:p></draw:text-box></draw:frame></text:p>
            <text:p text:style-name="P35"><draw:line text:anchor-type="paragraph" draw:z-index="123" draw:name="シェイプ48" draw:style-name="gr9" draw:text-style-name="P95" svg:x1="5.546cm" svg:y1="0.256cm" svg:x2="7.169cm" svg:y2="0.256cm"><text:p/></draw:line><draw:line text:anchor-type="paragraph" draw:z-index="124" draw:name="シェイプ71" draw:style-name="gr9" draw:text-style-name="P95" svg:x1="11.171cm" svg:y1="0.326cm" svg:x2="14.789cm" svg:y2="0.326cm"><text:p/></draw:line><draw:line text:anchor-type="paragraph" draw:z-index="134" draw:name="シェイプ74_0" draw:style-name="gr9" draw:text-style-name="P95" svg:x1="14.788cm" svg:y1="0.326cm" svg:x2="14.788cm" svg:y2="2.725cm"><text:p/></draw:line></text:p>
            <text:p text:style-name="P35"><draw:line text:anchor-type="paragraph" draw:z-index="128" draw:name="シェイプ72" draw:style-name="gr9" draw:text-style-name="P95" svg:x1="3.535cm" svg:y1="0.531cm" svg:x2="3.535cm" svg:y2="2.119cm"><text:p/></draw:line><draw:line text:anchor-type="paragraph" draw:z-index="129" draw:name="シェイプ73" draw:style-name="gr9" draw:text-style-name="P95" svg:x1="9.144cm" svg:y1="0.536cm" svg:x2="9.144cm" svg:y2="2.076cm"><text:p/></draw:line><draw:frame text:anchor-type="paragraph" draw:z-index="144" draw:name="シェイプ85_1" draw:style-name="gr33" draw:text-style-name="P94" svg:width="1.765cm" svg:height="0.699cm" svg:x="9.744cm" svg:y="0.536cm"><draw:text-box><text:p>Yes</text:p></draw:text-box></draw:frame></text:p>
            <text:p text:style-name="P35"><draw:frame text:anchor-type="paragraph" draw:z-index="143" draw:name="シェイプ85_0" draw:style-name="gr33" draw:text-style-name="P94" svg:width="1.765cm" svg:height="0.699cm" svg:x="3.711cm" svg:y="0.081cm"><draw:text-box><text:p>Yes</text:p></draw:text-box></draw:frame></text:p>
            <text:p text:style-name="P35"/>
            <text:p text:style-name="P35"><draw:g text:anchor-type="paragraph" draw:z-index="125" draw:name="DrawObject1_14" draw:style-name="gr10"><draw:custom-shape draw:name="シェイプ5_0" draw:style-name="gr11" draw:text-style-name="P96" svg:width="3.954cm" svg:height="1.138cm" svg:x="7.317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7.525cm" svg:y="0.27cm"><draw:text-box><text:p text:style-name="P95"><text:span text:style-name="T37">〇を表示</text:span></text:p></draw:text-box></draw:frame></draw:g><draw:g text:anchor-type="paragraph" draw:z-index="126" draw:name="DrawObject1_16" draw:style-name="gr10"><draw:custom-shape draw:name="シェイプ5_9" draw:style-name="gr16" draw:text-style-name="P96" svg:width="3.952cm" svg:height="1.135cm" svg:x="12.813cm" svg:y="0.12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9" draw:style-name="gr17" draw:text-style-name="P97" svg:width="3.571cm" svg:height="0.994cm" svg:x="13.021cm" svg:y="0.27cm"><draw:text-box><text:p text:style-name="P95"><text:span text:style-name="T37">×</text:span><text:span text:style-name="T37">を表示</text:span></text:p></draw:text-box></draw:frame></draw:g><draw:g text:anchor-type="paragraph" draw:z-index="127" draw:name="DrawObject1_17" draw:style-name="gr10"><draw:custom-shape draw:name="シェイプ5_12" draw:style-name="gr16" draw:text-style-name="P96" svg:width="3.952cm" svg:height="1.135cm" svg:x="1.665cm" svg:y="0.17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2" draw:style-name="gr17" draw:text-style-name="P97" svg:width="3.571cm" svg:height="0.994cm" svg:x="1.873cm" svg:y="0.312cm"><draw:text-box><text:p text:style-name="P95"><text:span text:style-name="T37">表示なし</text:span></text:p></draw:text-box></draw:frame></draw:g></text:p>
            <text:p text:style-name="P35"><draw:line text:anchor-type="paragraph" draw:z-index="133" draw:name="シェイプ77" draw:style-name="gr9" draw:text-style-name="P95" svg:x1="14.965cm" svg:y1="1.879cm" svg:x2="14.965cm" svg:y2="0.614cm"><text:p/></draw:line><draw:line text:anchor-type="paragraph" draw:z-index="145" draw:name="シェイプ73_0" draw:style-name="gr9" draw:text-style-name="P95" svg:x1="9.215cm" svg:y1="0.617cm" svg:x2="9.215cm" svg:y2="1.878cm"><text:p/></draw:line></text:p>
            <text:p text:style-name="P35"><draw:line text:anchor-type="paragraph" draw:z-index="131" draw:name="シェイプ75" draw:style-name="gr9" draw:text-style-name="P95" svg:x1="3.57cm" svg:y1="1.753cm" svg:x2="3.57cm" svg:y2="0.007cm"><text:p/></draw:line></text:p>
            <text:p text:style-name="P35"><draw:line text:anchor-type="paragraph" draw:z-index="132" draw:name="シェイプ76" draw:style-name="gr9" draw:text-style-name="P95" svg:x1="3.57cm" svg:y1="0.58cm" svg:x2="14.965cm" svg:y2="0.58cm"><text:p/></draw:line></text:p>
            <text:p text:style-name="P35"><draw:g text:anchor-type="paragraph" draw:z-index="130" draw:name="DrawObject2_5" draw:style-name="gr13"><draw:custom-shape draw:name="シェイプ8_0" draw:style-name="gr20" draw:text-style-name="P96" svg:width="4.024cm" svg:height="1.848cm" svg:x="1.538cm" svg:y="0.455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21" draw:text-style-name="P97" svg:width="3.435cm" svg:height="1.103cm" svg:x="1.87cm" svg:y="0.88cm"><draw:text-box><text:p text:style-name="P95"><text:span text:style-name="T37">最後の要素？</text:span></text:p></draw:text-box></draw:frame></draw:g><draw:frame text:anchor-type="paragraph" draw:z-index="142" draw:name="シェイプ86" draw:style-name="gr32" draw:text-style-name="P94" svg:width="1.094cm" svg:height="0.777cm" svg:x="0.96cm" svg:y="0.637cm"><draw:text-box><text:p>No</text:p></draw:text-box></draw:frame></text:p>
            <text:p text:style-name="P35"/>
            <text:p text:style-name="P35"><draw:line text:anchor-type="paragraph" draw:z-index="135" draw:name="シェイプ79" draw:style-name="gr9" draw:text-style-name="P95" svg:x1="1.538cm" svg:y1="0.079cm" svg:x2="0.501cm" svg:y2="0.114cm"><text:p/></draw:line></text:p>
            <text:p text:style-name="P35"><draw:line text:anchor-type="paragraph" draw:z-index="140" draw:name="シェイプ84" draw:style-name="gr9" draw:text-style-name="P95" svg:x1="3.57cm" svg:y1="0.355cm" svg:x2="3.57cm" svg:y2="1.265cm"><text:p/></draw:line><draw:frame text:anchor-type="paragraph" draw:z-index="141" draw:name="シェイプ85" draw:style-name="gr33" draw:text-style-name="P94" svg:width="1.765cm" svg:height="0.699cm" svg:x="4.064cm" svg:y="0.355cm"><draw:text-box><text:p>Yes</text:p></draw:text-box></draw:frame></text:p>
            <text:p text:style-name="P35"><draw:custom-shape text:anchor-type="paragraph" draw:z-index="138" draw:name="シェイプ82" draw:style-name="gr35" draw:text-style-name="P98" svg:width="3.705cm" svg:height="1.306cm" svg:x="1.771cm" svg:y="0.616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      <text:p text:style-name="P35"><draw:frame text:anchor-type="paragraph" draw:z-index="139" draw:name="シェイプ83" draw:style-name="gr34" draw:text-style-name="P97" svg:width="3.211cm" svg:height="0.953cm" svg:x="1.983cm" svg:y="0.143cm"><draw:text-box><text:p text:style-name="P95"><text:span text:style-name="T37">終了</text:span></text:p></draw:text-box></draw:frame></text:p>
            <text:p text:style-name="P35"/>
            <text:p text:style-name="P35"/>
          </table:table-cell>
          <table:covered-table-cell/>
        </table:table-row>
      </table:table>
      <text:p text:style-name="P4"/>
      <text:p text:style-name="P4"/>
      <text:p text:style-name="P4"/>
      <table:table table:name="表4" table:style-name="表4">
        <table:table-column table:style-name="表4.A"/>
        <table:table-column table:style-name="表4.B"/>
        <text:soft-page-break/>
        <table:table-row table:style-name="TableLine2125827128816">
          <table:table-cell table:style-name="表4.A1" office:value-type="string">
            <text:p text:style-name="P24">関数名</text:p>
          </table:table-cell>
          <table:table-cell table:style-name="表4.B1" office:value-type="string">
            <text:p text:style-name="P46"><text:span text:style-name="T3">v</text:span>oid output_name_symbol (char player, <text:span text:style-name="T21">int symbol</text:span>)</text:p>
          </table:table-cell>
        </table:table-row>
        <table:table-row table:style-name="TableLine2125827128544">
          <table:table-cell table:style-name="表4.A2" office:value-type="string">
            <text:p text:style-name="P47">引数</text:p>
          </table:table-cell>
          <table:table-cell table:style-name="表4.B2" office:value-type="string">
            <text:p text:style-name="P47">char player, <text:span text:style-name="T21">int symbol</text:span></text:p>
            <text:p text:style-name="P62">(A <text:span text:style-name="T25">or </text:span>B) <text:s text:c="3"/>(CIRCLE <text:span text:style-name="T25">or </text:span>CROSS)</text:p>
            <text:p text:style-name="P47">プレイヤー名、シンボル</text:p>
          </table:table-cell>
        </table:table-row>
        <table:table-row table:style-name="TableLine2125827126096">
          <table:table-cell table:style-name="表4.A2" office:value-type="string">
            <text:p text:style-name="P54">戻り値</text:p>
          </table:table-cell>
          <table:table-cell table:style-name="表4.B2" office:value-type="string">
            <text:p text:style-name="P47">なし</text:p>
          </table:table-cell>
        </table:table-row>
        <table:table-row table:style-name="TableLine2125827118208">
          <table:table-cell table:style-name="表4.A2" office:value-type="string">
            <text:p text:style-name="P32">機能</text:p>
          </table:table-cell>
          <table:table-cell table:style-name="表4.B2" office:value-type="string">
            <text:p text:style-name="P74">プレイヤー名と、そのプレイヤーのシンボルを表示する。画面構成は7.2。</text:p>
          </table:table-cell>
        </table:table-row>
        <table:table-row table:style-name="TableLine2125827130992">
          <table:table-cell table:style-name="表4.B2" table:number-columns-spanned="2" office:value-type="string">
            <text:p text:style-name="P32"/>
            <text:p text:style-name="P32"><draw:g text:anchor-type="paragraph" draw:z-index="148" draw:name="DrawObject1_18" draw:style-name="gr10"><draw:custom-shape draw:name="シェイプ5_13" draw:style-name="gr29" draw:text-style-name="P96" svg:width="3.7cm" svg:height="2.654cm" svg:x="6.087cm" svg:y="0.13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3" draw:style-name="gr30" draw:text-style-name="P97" svg:width="3.342cm" svg:height="2.943cm" svg:x="6.283cm" svg:y="0.464cm"><draw:text-box><text:p text:style-name="P95"><text:span text:style-name="T37">プレイヤー名</text:span></text:p><text:p text:style-name="P95"><text:span text:style-name="T37">シンボル受け取り</text:span></text:p><text:p text:style-name="P95"><text:span text:style-name="T37"/></text:p></draw:text-box></draw:frame></draw:g></text:p>
            <text:p text:style-name="P32"/>
            <text:p text:style-name="P32"/>
            <text:p text:style-name="P32"/>
            <text:p text:style-name="P32"><draw:line text:anchor-type="paragraph" draw:z-index="151" draw:name="シェイプ78" draw:style-name="gr9" draw:text-style-name="P95" svg:x1="7.945cm" svg:y1="0.191cm" svg:x2="7.945cm" svg:y2="1.136cm"><text:p/></draw:line></text:p>
            <text:p text:style-name="P32"><draw:g text:anchor-type="paragraph" draw:z-index="149" draw:name="DrawObject1_19" draw:style-name="gr10"><draw:custom-shape draw:name="シェイプ5_14" draw:style-name="gr16" draw:text-style-name="P96" svg:width="3.952cm" svg:height="1.135cm" svg:x="5.981cm" svg:y="0.487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4" draw:style-name="gr17" draw:text-style-name="P97" svg:width="3.571cm" svg:height="0.994cm" svg:x="6.189cm" svg:y="0.628cm"><draw:text-box><text:p text:style-name="P95"><text:span text:style-name="T37">プレイヤー表示</text:span></text:p></draw:text-box></draw:frame></draw:g></text:p>
            <text:p text:style-name="P32"/>
            <text:p text:style-name="P32"><draw:line text:anchor-type="paragraph" draw:z-index="152" draw:name="シェイプ87" draw:style-name="gr9" draw:text-style-name="P95" svg:x1="8.086cm" svg:y1="0.323cm" svg:x2="8.086cm" svg:y2="1.305cm"><text:p/></draw:line></text:p>
            <text:p text:style-name="P32"/>
            <text:p text:style-name="P32"><draw:g text:anchor-type="paragraph" draw:z-index="179" draw:name="DrawObject2_11" draw:style-name="gr13"><draw:custom-shape draw:name="シェイプ8_7" draw:style-name="gr20" draw:text-style-name="P96" svg:width="4.024cm" svg:height="1.848cm" svg:x="6.096cm" svg:y="0.046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7" draw:style-name="gr26" draw:text-style-name="P97" svg:width="3.435cm" svg:height="1.142cm" svg:x="6.428cm" svg:y="0.471cm"><draw:text-box><text:p text:style-name="P95"><text:span text:style-name="T37">Symbol=</text:span></text:p><text:p text:style-name="P95"><text:span text:style-name="T37">CIRCLE?</text:span></text:p></draw:text-box></draw:frame></draw:g></text:p>
            <text:p text:style-name="P32"><draw:line text:anchor-type="paragraph" draw:z-index="182" draw:name="シェイプ100" draw:style-name="gr9" draw:text-style-name="P95" svg:x1="10.119cm" svg:y1="0.268cm" svg:x2="13.165cm" svg:y2="0.187cm"><text:p/></draw:line><draw:line text:anchor-type="paragraph" draw:z-index="183" draw:name="シェイプ101" draw:style-name="gr9" draw:text-style-name="P95" svg:x1="13.166cm" svg:y1="0.187cm" svg:x2="13.166cm" svg:y2="2.496cm"><text:p/></draw:line></text:p>
            <text:p text:style-name="P32"><draw:line text:anchor-type="paragraph" draw:z-index="181" draw:name="シェイプ99" draw:style-name="gr9" draw:text-style-name="P95" svg:x1="8.077cm" svg:y1="0.594cm" svg:x2="8.077cm" svg:y2="1.966cm"><text:p/></draw:line></text:p>
            <text:p text:style-name="P32"/>
            <text:p text:style-name="P32"><draw:g text:anchor-type="paragraph" draw:z-index="180" draw:name="DrawObject1_25" draw:style-name="gr10"><draw:custom-shape draw:name="シェイプ5_17" draw:style-name="gr16" draw:text-style-name="P96" svg:width="3.952cm" svg:height="1.135cm" svg:x="11.176cm" svg:y="0.54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7" draw:style-name="gr17" draw:text-style-name="P97" svg:width="3.571cm" svg:height="0.994cm" svg:x="11.384cm" svg:y="0.69cm"><draw:text-box><text:p text:style-name="P95"><text:span text:style-name="T37">×</text:span><text:span text:style-name="T37">を表示</text:span></text:p></draw:text-box></draw:frame></draw:g></text:p>
            <text:p text:style-name="P32"><draw:g text:anchor-type="paragraph" draw:z-index="150" draw:name="DrawObject1_20" draw:style-name="gr10"><draw:custom-shape draw:name="シェイプ5_15" draw:style-name="gr16" draw:text-style-name="P96" svg:width="3.952cm" svg:height="1.135cm" svg:x="5.965cm" svg:y="0.019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5" draw:style-name="gr17" draw:text-style-name="P97" svg:width="3.571cm" svg:height="0.994cm" svg:x="6.173cm" svg:y="0.16cm"><draw:text-box><text:p text:style-name="P95"><text:span text:style-name="T37">〇を表示</text:span></text:p></draw:text-box></draw:frame></draw:g></text:p>
            <text:p text:style-name="P32"/>
            <text:p text:style-name="P32"/>
          </table:table-cell>
          <table:covered-table-cell/>
        </table:table-row>
      </table:table>
      <text:p text:style-name="P5"/>
      <text:p text:style-name="P18"/>
      <table:table table:name="表6" table:style-name="表6">
        <table:table-column table:style-name="表6.A"/>
        <table:table-column table:style-name="表6.B"/>
        <table:table-row table:style-name="TableLine2125827133440">
          <table:table-cell table:style-name="表6.A1" office:value-type="string">
            <text:p text:style-name="P25">関数名</text:p>
          </table:table-cell>
          <table:table-cell table:style-name="表6.B1" office:value-type="string">
            <text:p text:style-name="P34"><text:span text:style-name="T13">int </text:span>win_judge <text:span text:style-name="T13">(char *board)</text:span></text:p>
          </table:table-cell>
        </table:table-row>
        <table:table-row table:style-name="TableLine2125827129360">
          <table:table-cell table:style-name="表6.A2" office:value-type="string">
            <text:p text:style-name="P33">引数</text:p>
          </table:table-cell>
          <table:table-cell table:style-name="表6.B2" office:value-type="string">
            <text:p text:style-name="P34"><text:span text:style-name="T7">char</text:span><text:span text:style-name="T4"> *</text:span><text:span text:style-name="T5">board</text:span></text:p>
            <text:p text:style-name="P48">3行3列の配列</text:p>
          </table:table-cell>
        </table:table-row>
        <table:table-row table:style-name="TableLine2125827131808">
          <table:table-cell table:style-name="表6.A2" office:value-type="string">
            <text:p text:style-name="P33">戻り値</text:p>
          </table:table-cell>
          <table:table-cell table:style-name="表6.B2" office:value-type="string">
            <text:p text:style-name="P49"><text:span text:style-name="T14">i</text:span>nt <text:span text:style-name="T14">judge_result</text:span> </text:p>
            <text:p text:style-name="P68">(WIN or DRAW or CONTINUE)</text:p>
            <text:p text:style-name="P49">勝敗によって変わる整数</text:p>
          </table:table-cell>
        </table:table-row>
        <table:table-row table:style-name="TableLine2125827120928">
          <table:table-cell table:style-name="表6.A2" office:value-type="string">
            <text:p text:style-name="P33">機能</text:p>
          </table:table-cell>
          <table:table-cell table:style-name="表6.B2" office:value-type="string">
            <text:p text:style-name="P50">縦横斜めいずれかに、同じシンボルが3つ入っていたら、そのシンボルのプレイヤーを勝利とする。</text:p>
          </table:table-cell>
        </table:table-row>
        <table:table-row table:style-name="TableLine2125827118752">
          <table:table-cell table:style-name="表6.B2" table:number-columns-spanned="2" office:value-type="string">
            <text:p text:style-name="P33"/>
            <text:p text:style-name="P33"><draw:g text:anchor-type="paragraph" draw:z-index="153" draw:name="DrawObject1_21" draw:style-name="gr10"><draw:custom-shape draw:name="シェイプ5_16" draw:style-name="gr16" draw:text-style-name="P96" svg:width="3.952cm" svg:height="1.135cm" svg:x="4.281cm" svg:y="0.3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6" draw:style-name="gr17" draw:text-style-name="P97" svg:width="3.571cm" svg:height="0.994cm" svg:x="4.489cm" svg:y="0.471cm"><draw:text-box><text:p text:style-name="P95"><text:span text:style-name="T37">配列受け取り</text:span></text:p></draw:text-box></draw:frame></draw:g></text:p>
            <text:p text:style-name="P33"/>
            <text:p text:style-name="P33"><draw:line text:anchor-type="paragraph" draw:z-index="161" draw:name="シェイプ88" draw:style-name="gr9" draw:text-style-name="P95" svg:x1="6.103cm" svg:y1="0.166cm" svg:x2="6.103cm" svg:y2="1.089cm"><text:p/></draw:line></text:p>
            <text:p text:style-name="P33"><draw:g text:anchor-type="paragraph" draw:z-index="154" draw:name="DrawObject2_7" draw:style-name="gr13"><draw:custom-shape draw:name="シェイプ8_3" draw:style-name="gr20" draw:text-style-name="P96" svg:width="4.024cm" svg:height="1.848cm" svg:x="4.106cm" svg:y="0.43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3" draw:style-name="gr21" draw:text-style-name="P97" svg:width="3.435cm" svg:height="1.103cm" svg:x="4.438cm" svg:y="0.864cm"><draw:text-box><text:p text:style-name="P95"><text:span text:style-name="T37">縦に揃っている</text:span></text:p></draw:text-box></draw:frame></draw:g><draw:frame text:anchor-type="paragraph" draw:z-index="171" draw:name="シェイプ97" draw:style-name="gr8" draw:text-style-name="P94" svg:width="1.361cm" svg:height="0.786cm" svg:x="8.13cm" svg:y="0.439cm"><draw:text-box><text:p>Yes</text:p></draw:text-box></draw:frame></text:p>
            <text:p text:style-name="P33"/>
            <text:p text:style-name="P33"><draw:line text:anchor-type="paragraph" draw:z-index="168" draw:name="シェイプ95_0" draw:style-name="gr9" draw:text-style-name="P95" svg:x1="8.13cm" svg:y1="0.102cm" svg:x2="10.271cm" svg:y2="0.076cm"><text:p/></draw:line><draw:line text:anchor-type="paragraph" draw:z-index="217" draw:name="シェイプ96" draw:style-name="gr9" draw:text-style-name="P95" svg:x1="10.271cm" svg:y1="0.076cm" svg:x2="10.363cm" svg:y2="7.447cm"><text:p/></draw:line></text:p>
            <text:p text:style-name="P33"><draw:line text:anchor-type="paragraph" draw:z-index="162" draw:name="シェイプ89" draw:style-name="gr9" draw:text-style-name="P95" svg:x1="6.068cm" svg:y1="0.339cm" svg:x2="6.068cm" svg:y2="1.187cm"><text:p/></draw:line><draw:frame text:anchor-type="paragraph" draw:z-index="172" draw:name="シェイプ98" draw:style-name="gr7" draw:text-style-name="P94" svg:width="1.87cm" svg:height="0.6cm" svg:x="6.26cm" svg:y="0.339cm"><draw:text-box><text:p>No</text:p></draw:text-box></draw:frame></text:p>
            <text:p text:style-name="P33"><draw:g text:anchor-type="paragraph" draw:z-index="155" draw:name="DrawObject2_8" draw:style-name="gr13"><draw:custom-shape draw:name="シェイプ8_5" draw:style-name="gr20" draw:text-style-name="P96" svg:width="4.024cm" svg:height="1.848cm" svg:x="4.106cm" svg:y="0.538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5" draw:style-name="gr21" draw:text-style-name="P97" svg:width="3.435cm" svg:height="1.103cm" svg:x="4.438cm" svg:y="0.963cm"><draw:text-box><text:p text:style-name="P95"><text:span text:style-name="T37">横に揃っている</text:span></text:p></draw:text-box></draw:frame></draw:g><draw:frame text:anchor-type="paragraph" draw:z-index="173" draw:name="シェイプ97_0" draw:style-name="gr8" draw:text-style-name="P94" svg:width="1.361cm" svg:height="0.786cm" svg:x="8.13cm" svg:y="0.63cm"><draw:text-box><text:p>Yes</text:p></draw:text-box></draw:frame></text:p>
            <text:p text:style-name="P33"/>
            <text:p text:style-name="P33"><draw:line text:anchor-type="paragraph" draw:z-index="169" draw:name="シェイプ95_1" draw:style-name="gr9" draw:text-style-name="P95" svg:x1="8.13cm" svg:y1="0.117cm" svg:x2="10.271cm" svg:y2="0.064cm"><text:p/></draw:line></text:p>
            <text:p text:style-name="P33"><draw:line text:anchor-type="paragraph" draw:z-index="163" draw:name="シェイプ90" draw:style-name="gr9" draw:text-style-name="P95" svg:x1="6.174cm" svg:y1="0.438cm" svg:x2="6.209cm" svg:y2="1.256cm"><text:p/></draw:line></text:p>
            <text:p text:style-name="P33"><draw:g text:anchor-type="paragraph" draw:z-index="156" draw:name="DrawObject2_9" draw:style-name="gr13"><draw:custom-shape draw:name="シェイプ8_0" draw:style-name="gr14" draw:text-style-name="P96" svg:width="4.031cm" svg:height="1.853cm" svg:x="4.142cm" svg:y="0.607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0" draw:style-name="gr15" draw:text-style-name="P97" svg:width="3.446cm" svg:height="1.585cm" svg:x="4.472cm" svg:y="1.032cm"><draw:text-box><text:p text:style-name="P95"><text:span text:style-name="T37">斜めに揃っている</text:span></text:p></draw:text-box></draw:frame></draw:g><draw:frame text:anchor-type="paragraph" draw:z-index="175" draw:name="シェイプ98_0" draw:style-name="gr7" draw:text-style-name="P94" svg:width="1.87cm" svg:height="0.6cm" svg:x="6.26cm" svg:y="0.007cm"><draw:text-box><text:p>No</text:p></draw:text-box></draw:frame></text:p>
            <text:p text:style-name="P33"><draw:frame text:anchor-type="paragraph" draw:z-index="174" draw:name="シェイプ97_1" draw:style-name="gr8" draw:text-style-name="P94" svg:width="1.361cm" svg:height="0.786cm" svg:x="8.13cm" svg:y="0.079cm"><draw:text-box><text:p>Yes</text:p></draw:text-box></draw:frame></text:p>
            <text:p text:style-name="P33"><draw:line text:anchor-type="paragraph" draw:z-index="170" draw:name="シェイプ95_2" draw:style-name="gr9" draw:text-style-name="P95" svg:x1="8.13cm" svg:y1="0.215cm" svg:x2="10.363cm" svg:y2="0.143cm"><text:p/></draw:line></text:p>
            <text:p text:style-name="P33"><draw:line text:anchor-type="paragraph" draw:z-index="164" draw:name="シェイプ91" draw:style-name="gr9" draw:text-style-name="P95" svg:x1="6.174cm" svg:y1="0.512cm" svg:x2="6.174cm" svg:y2="1.588cm"><text:p/></draw:line></text:p>
            <text:p text:style-name="P33"><draw:frame text:anchor-type="paragraph" draw:z-index="176" draw:name="シェイプ98_1" draw:style-name="gr7" draw:text-style-name="P94" svg:width="1.87cm" svg:height="0.6cm" svg:x="6.302cm" svg:y="0.019cm"><draw:text-box><text:p>No</text:p></draw:text-box></draw:frame></text:p>
            <text:p text:style-name="P33"><draw:g text:anchor-type="paragraph" draw:z-index="157" draw:name="DrawObject2_10" draw:style-name="gr13"><draw:custom-shape draw:name="シェイプ8_6" draw:style-name="gr14" draw:text-style-name="P96" svg:width="4.031cm" svg:height="1.853cm" svg:x="4.142cm" svg:y="0.28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6" draw:style-name="gr15" draw:text-style-name="P97" svg:width="3.446cm" svg:height="1.585cm" svg:x="4.472cm" svg:y="0.714cm"><draw:text-box><text:p text:style-name="P95"><text:span text:style-name="T37">盤面に空きがある</text:span></text:p></draw:text-box></draw:frame></draw:g><draw:g text:anchor-type="paragraph" draw:z-index="216" draw:name="DrawObject2_16" draw:style-name="gr13"><draw:custom-shape draw:name="シェイプ8_12" draw:style-name="gr14" draw:text-style-name="P96" svg:width="4.031cm" svg:height="1.853cm" svg:x="8.363cm" svg:y="0.307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12" draw:style-name="gr15" draw:text-style-name="P97" svg:width="3.446cm" svg:height="1.585cm" svg:x="8.693cm" svg:y="0.307cm"><draw:text-box><text:p text:style-name="P95"><text:span text:style-name="T37">シンボルを置いたのは</text:span><text:span text:style-name="T37">A?</text:span></text:p></draw:text-box></draw:frame></draw:g><draw:frame text:anchor-type="paragraph" draw:z-index="178" draw:name="シェイプ97_2" draw:style-name="gr8" draw:text-style-name="P94" svg:width="1.361cm" svg:height="0.786cm" svg:x="3.261cm" svg:y="0.289cm"><draw:text-box><text:p>Yes</text:p></draw:text-box></draw:frame><draw:frame text:anchor-type="paragraph" draw:z-index="223" draw:name="シェイプ98_3" draw:style-name="gr7" draw:text-style-name="P94" svg:width="1.87cm" svg:height="0.6cm" svg:x="12.393cm" svg:y="0.307cm"><draw:text-box><text:p>No</text:p></draw:text-box></draw:frame></text:p>
            <text:p text:style-name="P33"><draw:line text:anchor-type="paragraph" draw:z-index="166" draw:name="シェイプ93" draw:style-name="gr9" draw:text-style-name="P95" svg:x1="1.866cm" svg:y1="2.821cm" svg:x2="1.831cm" svg:y2="0.533cm"><text:p/></draw:line><draw:line text:anchor-type="paragraph" draw:z-index="167" draw:name="シェイプ94" draw:style-name="gr9" draw:text-style-name="P95" svg:x1="1.866cm" svg:y1="0.533cm" svg:x2="4.141cm" svg:y2="0.533cm"><text:p/></draw:line><draw:line text:anchor-type="paragraph" draw:z-index="220" draw:name="シェイプ122" draw:style-name="gr9" draw:text-style-name="P95" svg:x1="12.393cm" svg:y1="0.598cm" svg:x2="14.847cm" svg:y2="0.566cm"><text:p/></draw:line><draw:line text:anchor-type="paragraph" draw:z-index="221" draw:name="シェイプ123" draw:style-name="gr9" draw:text-style-name="P95" svg:x1="14.847cm" svg:y1="0.566cm" svg:x2="14.909cm" svg:y2="2.787cm"><text:p/></draw:line></text:p>
            <text:p text:style-name="P33"/>
            <text:p text:style-name="P33"><draw:frame text:anchor-type="paragraph" draw:z-index="177" draw:name="シェイプ98_2" draw:style-name="gr7" draw:text-style-name="P94" svg:width="1.87cm" svg:height="0.6cm" svg:x="6.26cm" svg:y="0.607cm"><draw:text-box><text:p>No</text:p></draw:text-box></draw:frame><draw:line text:anchor-type="paragraph" draw:z-index="165" draw:name="シェイプ92" draw:style-name="gr9" draw:text-style-name="P95" svg:x1="6.139cm" svg:y1="0.194cm" svg:x2="6.174cm" svg:y2="1.543cm"><text:p/></draw:line><draw:line text:anchor-type="paragraph" draw:z-index="219" draw:name="シェイプ121" draw:style-name="gr9" draw:text-style-name="P95" svg:x1="10.395cm" svg:y1="0.212cm" svg:x2="10.427cm" svg:y2="1.544cm"><text:p/></draw:line><draw:frame text:anchor-type="paragraph" draw:z-index="222" draw:name="シェイプ97_3" draw:style-name="gr8" draw:text-style-name="P94" svg:width="1.361cm" svg:height="0.786cm" svg:x="10.746cm" svg:y="0.36cm"><draw:text-box><text:p>Yes</text:p></draw:text-box></draw:frame></text:p>
            <text:p text:style-name="P33"/>
            <text:p text:style-name="P33"><draw:g text:anchor-type="paragraph" draw:z-index="158" draw:name="DrawObject1_22" draw:style-name="gr10"><draw:custom-shape draw:name="シェイプ5_0" draw:style-name="gr11" draw:text-style-name="P96" svg:width="3.954cm" svg:height="1.138cm" svg:x="4.309cm" svg:y="0.24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4.517cm" svg:y="0.386cm"><draw:text-box><text:p text:style-name="P95"><text:span text:style-name="T37">引き分け</text:span></text:p></draw:text-box></draw:frame></draw:g><draw:g text:anchor-type="paragraph" draw:z-index="159" draw:name="DrawObject1_23" draw:style-name="gr10"><draw:custom-shape draw:name="シェイプ5_1" draw:style-name="gr27" draw:text-style-name="P96" svg:width="3.955cm" svg:height="1.14cm" svg:x="8.689cm" svg:y="0.24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8" draw:text-style-name="P97" svg:width="3.574cm" svg:height="0.999cm" svg:x="8.897cm" svg:y="0.386cm"><draw:text-box><text:p text:style-name="P95"><text:span text:style-name="T37">A</text:span><text:span text:style-name="T37">の勝利</text:span></text:p></draw:text-box></draw:frame></draw:g><draw:g text:anchor-type="paragraph" draw:z-index="160" draw:name="DrawObject1_24" draw:style-name="gr10"><draw:custom-shape draw:name="シェイプ5_18" draw:style-name="gr16" draw:text-style-name="P96" svg:width="3.952cm" svg:height="1.135cm" svg:x="-0.018cm" svg:y="0.22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8" draw:style-name="gr17" draw:text-style-name="P97" svg:width="3.571cm" svg:height="0.994cm" svg:x="0.19cm" svg:y="0.365cm"><draw:text-box><text:p text:style-name="P95"><text:span text:style-name="T37">未決着</text:span></text:p></draw:text-box></draw:frame></draw:g><draw:g text:anchor-type="paragraph" draw:z-index="218" draw:name="DrawObject1_33" draw:style-name="gr10"><draw:custom-shape draw:name="シェイプ5_25" draw:style-name="gr11" draw:text-style-name="P96" svg:width="3.954cm" svg:height="1.138cm" svg:x="12.952cm" svg:y="0.191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5" draw:style-name="gr12" draw:text-style-name="P97" svg:width="3.573cm" svg:height="0.997cm" svg:x="13.16cm" svg:y="0.332cm"><draw:text-box><text:p text:style-name="P95"><text:span text:style-name="T37">B</text:span><text:span text:style-name="T37">の勝利</text:span></text:p></draw:text-box></draw:frame></draw:g></text:p>
            <text:p text:style-name="P33"/>
            <text:p text:style-name="P33"/>
          </table:table-cell>
          <table:covered-table-cell/>
        </table:table-row>
      </table:table>
      <text:p text:style-name="P10"/>
      <table:table table:name="表8" table:style-name="表8">
        <table:table-column table:style-name="表8.A"/>
        <table:table-column table:style-name="表8.B"/>
        <text:soft-page-break/>
        <table:table-row table:style-name="TableLine2125827131536">
          <table:table-cell table:style-name="表8.A1" office:value-type="string">
            <text:p text:style-name="P28">関数名</text:p>
          </table:table-cell>
          <table:table-cell table:style-name="表8.B1" office:value-type="string">
            <text:p text:style-name="P57">void result<text:span text:style-name="T22">(int </text:span><text:span text:style-name="T23">win_or_lose, </text:span><text:span text:style-name="T29">char player</text:span><text:span text:style-name="T22">)</text:span></text:p>
          </table:table-cell>
        </table:table-row>
        <table:table-row table:style-name="TableLine2125827129632">
          <table:table-cell table:style-name="表8.A2" office:value-type="string">
            <text:p text:style-name="P59">引数</text:p>
          </table:table-cell>
          <table:table-cell table:style-name="表8.B2" office:value-type="string">
            <text:p text:style-name="P67">int win_or_lose, <text:span text:style-name="T29">char player</text:span></text:p>
            <text:p text:style-name="P69">(<text:span text:style-name="T27">WIN or DRAW</text:span>) <text:s/><text:span text:style-name="T29">(A or B)</text:span></text:p>
            <text:p text:style-name="P70">勝敗を笑わすint型の整数マクロ</text:p>
            <text:p text:style-name="P71">char型のプレイヤー名</text:p>
          </table:table-cell>
        </table:table-row>
        <table:table-row table:style-name="TableLine2125827130720">
          <table:table-cell table:style-name="表8.A2" office:value-type="string">
            <text:p text:style-name="P59">戻り値</text:p>
          </table:table-cell>
          <table:table-cell table:style-name="表8.B2" office:value-type="string">
            <text:p text:style-name="P57">なし</text:p>
          </table:table-cell>
        </table:table-row>
        <table:table-row table:style-name="表8.4">
          <table:table-cell table:style-name="表8.A2" office:value-type="string">
            <text:p text:style-name="P59">機能</text:p>
          </table:table-cell>
          <table:table-cell table:style-name="表8.B2" office:value-type="string">
            <text:p text:style-name="P58">AとBの勝ち数と引き分けの数を表示する。画面構成は7.3。</text:p>
          </table:table-cell>
        </table:table-row>
        <table:table-row table:style-name="表8.5">
          <table:table-cell table:style-name="表8.B2" table:number-columns-spanned="2" office:value-type="string">
            <text:p text:style-name="P59"><draw:g text:anchor-type="paragraph" draw:z-index="185" draw:name="DrawObject2_12" draw:style-name="gr13"><draw:custom-shape draw:name="シェイプ8_8" draw:style-name="gr20" draw:text-style-name="P96" svg:width="4.024cm" svg:height="1.848cm" svg:x="6.02cm" svg:y="2.79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8" draw:style-name="gr21" draw:text-style-name="P97" svg:width="3.435cm" svg:height="1.103cm" svg:x="6.352cm" svg:y="3.215cm"><draw:text-box><text:p text:style-name="P95"><text:span text:style-name="T37">中身は</text:span><text:span text:style-name="T37">WIN?</text:span></text:p></draw:text-box></draw:frame></draw:g><draw:g text:anchor-type="paragraph" draw:z-index="189" draw:name="DrawObject2_13" draw:style-name="gr13"><draw:custom-shape draw:name="シェイプ8_9" draw:style-name="gr20" draw:text-style-name="P96" svg:width="4.024cm" svg:height="1.848cm" svg:x="6.061cm" svg:y="5.842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9" draw:style-name="gr21" draw:text-style-name="P97" svg:width="3.435cm" svg:height="1.103cm" svg:x="6.393cm" svg:y="6.267cm"><draw:text-box><text:p text:style-name="P95"><text:span text:style-name="T37">プレイヤー</text:span><text:span text:style-name="T37">A?</text:span></text:p></draw:text-box></draw:frame></draw:g><draw:g text:anchor-type="paragraph" draw:z-index="184" draw:name="DrawObject1_26" draw:style-name="gr10"><draw:custom-shape draw:name="シェイプ5_19" draw:style-name="gr16" draw:text-style-name="P96" svg:width="3.952cm" svg:height="1.135cm" svg:x="6.087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9" draw:style-name="gr17" draw:text-style-name="P97" svg:width="3.571cm" svg:height="0.994cm" svg:x="6.295cm" svg:y="0.684cm"><draw:text-box><text:p text:style-name="P95"><text:span text:style-name="T37">勝敗受け取り</text:span></text:p></draw:text-box></draw:frame></draw:g><draw:g text:anchor-type="paragraph" draw:z-index="186" draw:name="DrawObject1_27" draw:style-name="gr10"><draw:custom-shape draw:name="シェイプ5_20" draw:style-name="gr16" draw:text-style-name="P96" svg:width="3.952cm" svg:height="1.135cm" svg:x="11.79cm" svg:y="9.615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0" draw:style-name="gr17" draw:text-style-name="P97" svg:width="3.571cm" svg:height="0.994cm" svg:x="11.998cm" svg:y="9.756cm"><draw:text-box><text:p text:style-name="P95"><text:span text:style-name="T37">引き分け数</text:span><text:span text:style-name="T37">+1</text:span></text:p></draw:text-box></draw:frame></draw:g><draw:g text:anchor-type="paragraph" draw:z-index="187" draw:name="DrawObject1_28" draw:style-name="gr10"><draw:custom-shape draw:name="シェイプ5_1" draw:style-name="gr24" draw:text-style-name="P96" svg:width="3.962cm" svg:height="1.144cm" svg:x="6.156cm" svg:y="12.90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1" draw:style-name="gr25" draw:text-style-name="P97" svg:width="3.581cm" svg:height="1.003cm" svg:x="6.364cm" svg:y="13.044cm"><draw:text-box><text:p text:style-name="P95"><text:span text:style-name="T37">画面に表示</text:span></text:p></draw:text-box></draw:frame></draw:g><draw:g text:anchor-type="paragraph" draw:z-index="188" draw:name="DrawObject1_29" draw:style-name="gr10"><draw:custom-shape draw:name="シェイプ5_0" draw:style-name="gr11" draw:text-style-name="P96" svg:width="3.954cm" svg:height="1.138cm" svg:x="6.043cm" svg:y="9.564cm"><text:p/><draw:enhanced-geometry svg:viewBox="0 0 21600 21600" draw:glue-points="10800 0 0 10800 10800 21600 21600 10800" draw:type="flowchart-process" draw:enhanced-path="M 0 0 L 21600 0 21600 21600 0 21600 0 0 Z N"/></draw:custom-shape><draw:frame draw:name="シェイプ7_0" draw:style-name="gr12" draw:text-style-name="P97" svg:width="3.573cm" svg:height="0.997cm" svg:x="6.251cm" svg:y="9.705cm"><draw:text-box><text:p text:style-name="P95"><text:span text:style-name="T37">A</text:span><text:span text:style-name="T37">の勝ち数</text:span><text:span text:style-name="T37">+1</text:span></text:p></draw:text-box></draw:frame></draw:g><draw:g text:anchor-type="paragraph" draw:z-index="190" draw:name="DrawObject1_30" draw:style-name="gr10"><draw:custom-shape draw:name="シェイプ5_22" draw:style-name="gr11" draw:text-style-name="P96" svg:width="3.954cm" svg:height="1.138cm" svg:x="1.161cm" svg:y="9.618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2" draw:style-name="gr12" draw:text-style-name="P97" svg:width="3.573cm" svg:height="0.997cm" svg:x="1.369cm" svg:y="9.759cm"><draw:text-box><text:p text:style-name="P95"><text:span text:style-name="T37">B</text:span><text:span text:style-name="T37">の勝ち数</text:span><text:span text:style-name="T37">+1</text:span></text:p></draw:text-box></draw:frame></draw:g><draw:line text:anchor-type="paragraph" draw:z-index="191" draw:name="シェイプ102" draw:style-name="gr9" draw:text-style-name="P95" svg:x1="8.077cm" svg:y1="1.677cm" svg:x2="8.077cm" svg:y2="2.79cm"><text:p/></draw:line><draw:line text:anchor-type="paragraph" draw:z-index="192" draw:name="シェイプ103" draw:style-name="gr9" draw:text-style-name="P95" svg:x1="8.077cm" svg:y1="4.637cm" svg:x2="8.077cm" svg:y2="5.842cm"><text:p/></draw:line><draw:line text:anchor-type="paragraph" draw:z-index="193" draw:name="シェイプ104" draw:style-name="gr9" draw:text-style-name="P95" svg:x1="8.036cm" svg:y1="7.689cm" svg:x2="8.036cm" svg:y2="9.578cm"><text:p/></draw:line><draw:line text:anchor-type="paragraph" draw:z-index="194" draw:name="シェイプ105" draw:style-name="gr9" draw:text-style-name="P95" svg:x1="6.061cm" svg:y1="6.726cm" svg:x2="2.99cm" svg:y2="6.726cm"><text:p/></draw:line><draw:line text:anchor-type="paragraph" draw:z-index="195" draw:name="シェイプ106" draw:style-name="gr9" draw:text-style-name="P95" svg:x1="2.99cm" svg:y1="6.726cm" svg:x2="3.031cm" svg:y2="9.619cm"><text:p/></draw:line><draw:line text:anchor-type="paragraph" draw:z-index="196" draw:name="シェイプ107" draw:style-name="gr9" draw:text-style-name="P95" svg:x1="10.044cm" svg:y1="3.713cm" svg:x2="13.736cm" svg:y2="3.632cm"><text:p/></draw:line><draw:line text:anchor-type="paragraph" draw:z-index="197" draw:name="シェイプ108" draw:style-name="gr9" draw:text-style-name="P95" svg:x1="13.735cm" svg:y1="3.632cm" svg:x2="13.735cm" svg:y2="9.756cm"><text:p/></draw:line><draw:line text:anchor-type="paragraph" draw:z-index="198" draw:name="シェイプ109" draw:style-name="gr9" draw:text-style-name="P95" svg:x1="14.51cm" svg:y1="7.255cm" svg:x2="14.672cm" svg:y2="7.255cm"><text:p/></draw:line><draw:line text:anchor-type="paragraph" draw:z-index="199" draw:name="シェイプ110" draw:style-name="gr9" draw:text-style-name="P95" svg:x1="13.817cm" svg:y1="10.749cm" svg:x2="13.817cm" svg:y2="11.853cm"><text:p/></draw:line><draw:line text:anchor-type="paragraph" draw:z-index="200" draw:name="シェイプ111" draw:style-name="gr9" draw:text-style-name="P95" svg:x1="8.065cm" svg:y1="10.702cm" svg:x2="8.065cm" svg:y2="12.903cm"><text:p/></draw:line><draw:line text:anchor-type="paragraph" draw:z-index="201" draw:name="シェイプ112" draw:style-name="gr9" draw:text-style-name="P95" svg:x1="13.816cm" svg:y1="11.853cm" svg:x2="3.152cm" svg:y2="11.976cm"><text:p/></draw:line><draw:line text:anchor-type="paragraph" draw:z-index="202" draw:name="シェイプ113" draw:style-name="gr9" draw:text-style-name="P95" svg:x1="3.152cm" svg:y1="11.977cm" svg:x2="3.152cm" svg:y2="10.756cm"><text:p/></draw:line><draw:frame text:anchor-type="paragraph" draw:z-index="224" draw:name="シェイプ124" draw:style-name="gr6" draw:text-style-name="P94" svg:width="2.241cm" svg:height="0.539cm" svg:x="9.71cm" svg:y="2.79cm"><draw:text-box><text:p>No</text:p></draw:text-box></draw:frame><draw:frame text:anchor-type="paragraph" draw:z-index="225" draw:name="シェイプ125" draw:style-name="gr5" draw:text-style-name="P94" svg:width="2.026cm" svg:height="0.747cm" svg:x="8.588cm" svg:y="4.637cm"><draw:text-box><text:p>Yes</text:p></draw:text-box></draw:frame><draw:frame text:anchor-type="paragraph" draw:z-index="226" draw:name="シェイプ126" draw:style-name="gr4" draw:text-style-name="P94" svg:width="2.024cm" svg:height="0.592cm" svg:x="8.839cm" svg:y="8.154cm"><draw:text-box><text:p>Yes</text:p></draw:text-box></draw:frame><draw:frame text:anchor-type="paragraph" draw:z-index="227" draw:name="シェイプ127" draw:style-name="gr3" draw:text-style-name="P94" svg:width="1.632cm" svg:height="0.914cm" svg:x="4.978cm" svg:y="5.842cm"><draw:text-box><text:p>No</text:p></draw:text-box></draw:frame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able:table table:name="表9" table:style-name="表9">
        <table:table-column table:style-name="表9.A"/>
        <table:table-column table:style-name="表9.B"/>
        <table:table-row table:style-name="TableLine2125827132080">
          <table:table-cell table:style-name="表9.A1" office:value-type="string">
            <text:p text:style-name="P28">関数名</text:p>
          </table:table-cell>
          <table:table-cell table:style-name="表9.B1" office:value-type="string">
            <text:p text:style-name="P60"><text:span text:style-name="T31">int </text:span>retry<text:span text:style-name="T28">()</text:span></text:p>
          </table:table-cell>
        </table:table-row>
        <table:table-row table:style-name="TableLine2125827135344">
          <table:table-cell table:style-name="表9.A2" office:value-type="string">
            <text:p text:style-name="P59">引数</text:p>
          </table:table-cell>
          <table:table-cell table:style-name="表9.B2" office:value-type="string">
            <text:p text:style-name="P57">なし</text:p>
          </table:table-cell>
        </table:table-row>
        <table:table-row table:style-name="TableLine2125827119840">
          <table:table-cell table:style-name="表9.A2" office:value-type="string">
            <text:p text:style-name="P59">戻り値</text:p>
          </table:table-cell>
          <table:table-cell table:style-name="表9.B2" office:value-type="string">
            <text:p text:style-name="P72">int loop</text:p>
            <text:p text:style-name="P72">(<text:span text:style-name="T34">YES</text:span> or <text:span text:style-name="T34">NO</text:span>)</text:p>
            <text:p text:style-name="P73">再戦の有無を表すint型の整数<text:span text:style-name="T34">YES</text:span>と<text:span text:style-name="T34">NO</text:span></text:p>
          </table:table-cell>
        </table:table-row>
        <table:table-row table:style-name="TableLine2125827121200">
          <table:table-cell table:style-name="表9.A2" office:value-type="string">
            <text:p text:style-name="P59">機能</text:p>
          </table:table-cell>
          <table:table-cell table:style-name="表9.B2" office:value-type="string">
            <text:p text:style-name="P61">再戦するかゲームを終わるかをプレイヤーの入力によって決定する。画面構成は7.3。</text:p>
          </table:table-cell>
        </table:table-row>
        <table:table-row table:style-name="表9.5">
          <table:table-cell table:style-name="表9.B2" table:number-columns-spanned="2" office:value-type="string">
            <text:p text:style-name="P59"><draw:g text:anchor-type="paragraph" draw:z-index="205" draw:name="DrawObject2_15" draw:style-name="gr13"><draw:custom-shape draw:name="シェイプ8_11" draw:style-name="gr20" draw:text-style-name="P96" svg:width="4.024cm" svg:height="1.848cm" svg:x="5.142cm" svg:y="3.133cm"><text:p/>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</draw:custom-shape><draw:frame draw:name="シェイプ10_11" draw:style-name="gr21" draw:text-style-name="P97" svg:width="3.435cm" svg:height="1.103cm" svg:x="5.474cm" svg:y="3.558cm"><draw:text-box><text:p text:style-name="P95"><text:span text:style-name="T37">入力は</text:span><text:span text:style-name="T37">YES?</text:span></text:p></draw:text-box></draw:frame></draw:g><draw:g text:anchor-type="paragraph" draw:z-index="203" draw:name="DrawObject1_31" draw:style-name="gr10"><draw:custom-shape draw:name="シェイプ5_23" draw:style-name="gr16" draw:text-style-name="P96" svg:width="3.952cm" svg:height="1.135cm" svg:x="5.355cm" svg:y="0.543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3" draw:style-name="gr17" draw:text-style-name="P97" svg:width="3.571cm" svg:height="0.994cm" svg:x="5.563cm" svg:y="0.684cm"><draw:text-box><text:p text:style-name="P95"><text:span text:style-name="T37">プレイヤー入力</text:span></text:p></draw:text-box></draw:frame></draw:g><draw:g text:anchor-type="paragraph" draw:z-index="206" draw:name="DrawObject1_32" draw:style-name="gr10"><draw:frame draw:name="シェイプ7_24" draw:style-name="gr18" draw:text-style-name="P97" svg:width="3.571cm" svg:height="1.583cm" svg:x="5.651cm" svg:y="6.814cm"><draw:text-box><text:p text:style-name="P95"><text:span text:style-name="T37">loop</text:span><text:span text:style-name="T37">に</text:span><text:span text:style-name="T37">YES</text:span><text:span text:style-name="T37">を格納</text:span></text:p></draw:text-box></draw:frame><draw:custom-shape draw:name="シェイプ5_24" draw:style-name="gr19" draw:text-style-name="P96" svg:width="3.952cm" svg:height="1.724cm" svg:x="5.443cm" svg:y="6.673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7" draw:name="DrawObject1_34" draw:style-name="gr10"><draw:frame draw:name="シェイプ7_26" draw:style-name="gr18" draw:text-style-name="P97" svg:width="3.571cm" svg:height="1.583cm" svg:x="11.737cm" svg:y="6.637cm"><draw:text-box><text:p text:style-name="P95"><text:span text:style-name="T37">loop</text:span><text:span text:style-name="T37">に</text:span><text:span text:style-name="T37">NO</text:span><text:span text:style-name="T37">を格納</text:span></text:p></draw:text-box></draw:frame><draw:custom-shape draw:name="シェイプ5_26" draw:style-name="gr19" draw:text-style-name="P96" svg:width="3.952cm" svg:height="1.724cm" svg:x="11.529cm" svg:y="6.496cm"><text:p/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8" draw:name="DrawObject1_35" draw:style-name="gr10"><draw:custom-shape draw:name="シェイプ5_27" draw:style-name="gr16" draw:text-style-name="P96" svg:width="3.952cm" svg:height="1.135cm" svg:x="5.429cm" svg:y="10.536cm"><text:p/><draw:enhanced-geometry svg:viewBox="0 0 21600 21600" draw:glue-points="10800 0 0 10800 10800 21600 21600 10800" draw:type="flowchart-process" draw:enhanced-path="M 0 0 L 21600 0 21600 21600 0 21600 0 0 Z N"/></draw:custom-shape><draw:frame draw:name="シェイプ7_27" draw:style-name="gr17" draw:text-style-name="P97" svg:width="3.571cm" svg:height="0.994cm" svg:x="5.637cm" svg:y="10.677cm"><draw:text-box><text:p text:style-name="P95"><text:span text:style-name="T37">loop</text:span><text:span text:style-name="T37">を返す</text:span></text:p></draw:text-box></draw:frame></draw:g><draw:line text:anchor-type="paragraph" draw:z-index="209" draw:name="シェイプ114" draw:style-name="gr9" draw:text-style-name="P95" svg:x1="7.149cm" svg:y1="1.677cm" svg:x2="7.149cm" svg:y2="3.132cm"><text:p/></draw:line><draw:line text:anchor-type="paragraph" draw:z-index="210" draw:name="シェイプ115" draw:style-name="gr9" draw:text-style-name="P95" svg:x1="7.179cm" svg:y1="4.979cm" svg:x2="7.179cm" svg:y2="6.672cm"><text:p/></draw:line><draw:line text:anchor-type="paragraph" draw:z-index="211" draw:name="シェイプ116" draw:style-name="gr9" draw:text-style-name="P95" svg:x1="9.165cm" svg:y1="4.09cm" svg:x2="13.404cm" svg:y2="4.09cm"><text:p/></draw:line><draw:line text:anchor-type="paragraph" draw:z-index="212" draw:name="シェイプ117" draw:style-name="gr9" draw:text-style-name="P95" svg:x1="13.404cm" svg:y1="4.09cm" svg:x2="13.448cm" svg:y2="6.496cm"><text:p/></draw:line><draw:line text:anchor-type="paragraph" draw:z-index="213" draw:name="シェイプ118" draw:style-name="gr9" draw:text-style-name="P95" svg:x1="7.318cm" svg:y1="8.396cm" svg:x2="7.318cm" svg:y2="10.536cm"><text:p/></draw:line><draw:line text:anchor-type="paragraph" draw:z-index="214" draw:name="シェイプ119" draw:style-name="gr9" draw:text-style-name="P95" svg:x1="13.536cm" svg:y1="8.22cm" svg:x2="13.536cm" svg:y2="9.068cm"><text:p/></draw:line><draw:line text:anchor-type="paragraph" draw:z-index="215" draw:name="シェイプ120" draw:style-name="gr9" draw:text-style-name="P95" svg:x1="13.536cm" svg:y1="9.068cm" svg:x2="7.318cm" svg:y2="9.112cm"><text:p/></draw:line><draw:frame text:anchor-type="paragraph" draw:z-index="228" draw:name="シェイプ128" draw:style-name="gr2" draw:text-style-name="P94" svg:width="1.433cm" svg:height="0.56cm" svg:x="7.811cm" svg:y="5.151cm"><draw:text-box><text:p>Yes</text:p></draw:text-box></draw:frame><draw:frame text:anchor-type="paragraph" draw:z-index="229" draw:name="シェイプ129" draw:style-name="gr1" draw:text-style-name="P94" svg:width="2.692cm" svg:height="0.585cm" svg:x="9.165cm" svg:y="3.133cm"><draw:text-box><text:p>No</text:p></draw:text-box></draw:frame></text:p>
          </table:table-cell>
          <table:covered-table-cell/>
        </table:table-row>
      </table:table>
      <text:p text:style-name="P20"/>
      <text:list xml:id="list91051210246300" text:continue-numbering="true" text:style-name="L1">
        <text:list-item>
          <text:p text:style-name="P78">フローチャート</text:p>
          <text:p text:style-name="P86">本プログラム全体のフローチャートを下記の図に示す。</text:p>
          <text:p text:style-name="P86"/>
          <text:p text:style-name="P87"><draw:line text:anchor-type="paragraph" draw:z-index="37" draw:name="シェイプ31" draw:style-name="gr74" draw:text-style-name="P95" svg:x1="13.264cm" svg:y1="17.982cm" svg:x2="12.98cm" svg:y2="2.716cm"><text:p/></draw:line><draw:custom-shape text:anchor-type="paragraph" draw:z-index="32" draw:name="シェイプ14_0" draw:style-name="gr80" draw:text-style-name="P96" svg:width="3.072cm" svg:height="0.867cm" svg:x="5.031cm" svg:y="19.435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0" draw:name="シェイプ17_8" draw:style-name="gr74" draw:text-style-name="P95" svg:x1="6.562cm" svg:y1="19.469cm" svg:x2="6.562cm" svg:y2="18.664cm"><text:p/></draw:line><draw:custom-shape text:anchor-type="paragraph" draw:z-index="28" draw:name="シェイプ22_1" draw:style-name="gr81" draw:text-style-name="P98" svg:width="3.153cm" svg:height="1.324cm" svg:x="4.972cm" svg:y="17.39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7" draw:name="シェイプ16_5" draw:style-name="gr82" draw:text-style-name="P96" svg:width="3.156cm" svg:height="1.183cm" svg:x="4.972cm" svg:y="15.12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24" draw:name="シェイプ22_0" draw:style-name="gr81" draw:text-style-name="P98" svg:width="3.153cm" svg:height="1.324cm" svg:x="4.972cm" svg:y="13.00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3" draw:name="シェイプ17_6" draw:style-name="gr74" draw:text-style-name="P95" svg:x1="6.562cm" svg:y1="13.007cm" svg:x2="6.562cm" svg:y2="12.127cm"><text:p/></draw:line><draw:line text:anchor-type="paragraph" draw:z-index="21" draw:name="シェイプ17_4" draw:style-name="gr74" draw:text-style-name="P95" svg:x1="6.562cm" svg:y1="10.943cm" svg:x2="6.562cm" svg:y2="10.138cm"><text:p/></draw:line><draw:custom-shape text:anchor-type="paragraph" draw:z-index="20" draw:name="シェイプ16_3" draw:style-name="gr84" draw:text-style-name="P96" svg:width="3.158cm" svg:height="1.184cm" svg:x="4.942cm" svg:y="10.94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name="シェイプ17_3" draw:style-name="gr74" draw:text-style-name="P95" svg:x1="6.562cm" svg:y1="8.915cm" svg:x2="6.562cm" svg:y2="8.11cm"><text:p/></draw:line><draw:line text:anchor-type="paragraph" draw:z-index="17" draw:name="シェイプ17_2" draw:style-name="gr74" draw:text-style-name="P95" svg:x1="6.562cm" svg:y1="15.137cm" svg:x2="6.562cm" svg:y2="14.332cm"><text:p/></draw:line><draw:custom-shape text:anchor-type="paragraph" draw:z-index="16" draw:name="シェイプ16_2" draw:style-name="gr86" draw:text-style-name="P96" svg:width="3.158cm" svg:height="1.183cm" svg:x="4.942cm" svg:y="8.915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4" draw:name="シェイプ17_1" draw:style-name="gr74" draw:text-style-name="P95" svg:x1="6.562cm" svg:y1="6.886cm" svg:x2="6.562cm" svg:y2="6.081cm"><text:p/></draw:line><draw:custom-shape text:anchor-type="paragraph" draw:z-index="13" draw:name="シェイプ16_1" draw:style-name="gr86" draw:text-style-name="P96" svg:width="3.158cm" svg:height="1.183cm" svg:x="4.942cm" svg:y="6.886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2" draw:name="シェイプ17_0" draw:style-name="gr74" draw:text-style-name="P95" svg:x1="6.562cm" svg:y1="4.278cm" svg:x2="6.562cm" svg:y2="3.473cm"><text:p/></draw:line><draw:custom-shape text:anchor-type="paragraph" draw:z-index="11" draw:name="シェイプ16_0" draw:style-name="gr87" draw:text-style-name="P96" svg:width="3.158cm" svg:height="1.791cm" svg:x="4.942cm" svg:y="4.2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name="シェイプ16" draw:style-name="gr84" draw:text-style-name="P96" svg:width="3.158cm" svg:height="1.184cm" svg:x="4.942cm" svg:y="2.249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8" draw:name="シェイプ17" draw:style-name="gr74" draw:text-style-name="P95" svg:x1="6.581cm" svg:y1="2.249cm" svg:x2="6.562cm" svg:y2="1.274cm"><text:p/></draw:line><draw:custom-shape text:anchor-type="paragraph" draw:z-index="7" draw:name="シェイプ14" draw:style-name="gr88" draw:text-style-name="P98" svg:width="3.07cm" svg:height="0.865cm" svg:x="4.99cm" svg:y="0.261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43" draw:name="シェイプ17_9" draw:style-name="gr74" draw:text-style-name="P95" svg:x1="6.562cm" svg:y1="17.441cm" svg:x2="6.562cm" svg:y2="16.302cm"><text:p/></draw:line><draw:frame text:anchor-type="paragraph" draw:z-index="42" draw:name="シェイプ34_0" draw:style-name="gr75" draw:text-style-name="P103" svg:width="3.061cm" svg:height="1.131cm" svg:x="1.905cm" svg:y="3.122cm"><draw:text-box><text:p><text:span text:style-name="T42">gameboard.c</text:span></text:p></draw:text-box></draw:frame><draw:custom-shape text:anchor-type="paragraph" draw:z-index="41" draw:name="シェイプ35" draw:style-name="gr76" draw:text-style-name="P98" svg:width="9.792cm" svg:height="13.103cm" svg:x="3.041cm" svg:y="3.838cm"><text:p/><draw:enhanced-geometry svg:viewBox="0 0 21600 21600" draw:type="rectangle" draw:enhanced-path="M 0 0 L 21600 0 21600 21600 0 21600 0 0 Z N"/></draw:custom-shape><draw:frame text:anchor-type="paragraph" draw:z-index="40" draw:name="シェイプ34" draw:style-name="gr77" draw:text-style-name="P103" svg:width="2.414cm" svg:height="0.652cm" svg:x="0.827cm" svg:y="0.914cm"><draw:text-box><text:p><text:span text:style-name="T42">main.c</text:span></text:p></draw:text-box></draw:frame><draw:custom-shape text:anchor-type="paragraph" draw:z-index="39" draw:name="シェイプ33" draw:style-name="gr78" draw:text-style-name="P98" svg:width="13.858cm" svg:height="19.19cm" svg:x="0.827cm" svg:y="1.769cm"><text:p/><draw:enhanced-geometry svg:viewBox="0 0 21600 21600" draw:type="rectangle" draw:enhanced-path="M 0 0 L 21600 0 21600 21600 0 21600 0 0 Z N"/></draw:custom-shape><draw:line text:anchor-type="paragraph" draw:z-index="38" draw:name="シェイプ32" draw:style-name="gr36" draw:text-style-name="P95" svg:x1="12.981cm" svg:y1="2.717cm" svg:x2="8.1cm" svg:y2="2.717cm"><text:p/></draw:line><draw:line text:anchor-type="paragraph" draw:z-index="36" draw:name="シェイプ30" draw:style-name="gr9" draw:text-style-name="P95" svg:x1="8.125cm" svg:y1="18.069cm" svg:x2="13.263cm" svg:y2="17.983cm"><text:p/></draw:line><draw:frame text:anchor-type="paragraph" draw:z-index="35" draw:name="シェイプ26_4" draw:style-name="gr31" draw:text-style-name="P102" svg:width="1.25cm" svg:height="0.489cm" svg:x="7.156cm" svg:y="18.404cm"><draw:text-box><text:p text:style-name="P95">No</text:p></draw:text-box></draw:frame><draw:frame text:anchor-type="paragraph" draw:z-index="34" draw:name="シェイプ26_3" draw:style-name="gr31" draw:text-style-name="P102" svg:width="1.248cm" svg:height="0.489cm" svg:x="8.41cm" svg:y="17.473cm"><draw:text-box><text:p text:style-name="P95">Yes</text:p></draw:text-box></draw:frame><draw:frame text:anchor-type="paragraph" draw:z-index="33" draw:name="シェイプ15_1" draw:style-name="gr79" draw:text-style-name="P97" svg:width="2.015cm" svg:height="0.92cm" svg:x="5.542cm" svg:y="19.509cm"><draw:text-box><text:p text:style-name="P95"><text:span text:style-name="T37">終了</text:span></text:p></draw:text-box></draw:frame><draw:frame text:anchor-type="paragraph" draw:z-index="31" draw:name="シェイプ15_0" draw:style-name="gr79" draw:text-style-name="P97" svg:width="2.015cm" svg:height="0.92cm" svg:x="5.607cm" svg:y="0.206cm"><draw:text-box><text:p text:style-name="P95"><text:span text:style-name="T37">開始</text:span></text:p></draw:text-box></draw:frame><draw:frame text:anchor-type="paragraph" draw:z-index="29" draw:name="シェイプ21_6" draw:style-name="gr64" draw:text-style-name="P97" svg:width="2.841cm" svg:height="0.793cm" svg:x="5.144cm" svg:y="17.789cm"><draw:text-box><text:p text:style-name="P95"><text:span text:style-name="T37">retry</text:span></text:p></draw:text-box></draw:frame><draw:frame text:anchor-type="paragraph" draw:z-index="26" draw:name="シェイプ26_1" draw:style-name="gr31" draw:text-style-name="P102" svg:width="2.864cm" svg:height="0.489cm" svg:x="6.694cm" svg:y="14.459cm"><draw:text-box><text:p text:style-name="P95">Win or Draw</text:p></draw:text-box></draw:frame><draw:frame text:anchor-type="paragraph" draw:z-index="25" draw:name="シェイプ21_3" draw:style-name="gr64" draw:text-style-name="P97" svg:width="2.841cm" svg:height="0.793cm" svg:x="5.144cm" svg:y="13.321cm"><draw:text-box><text:p text:style-name="P95"><text:span text:style-name="T37">win_judge</text:span></text:p></draw:text-box></draw:frame><draw:frame text:anchor-type="paragraph" draw:z-index="22" draw:name="シェイプ21_1" draw:style-name="gr83" draw:text-style-name="P97" svg:width="3.137cm" svg:height="1.161cm" svg:x="4.964cm" svg:y="10.943cm"><draw:text-box><text:p text:style-name="P95"><text:span text:style-name="T37">input_number</text:span></text:p></draw:text-box></draw:frame><draw:frame text:anchor-type="paragraph" draw:z-index="18" draw:name="シェイプ21_0" draw:style-name="gr85" draw:text-style-name="P97" svg:width="4.289cm" svg:height="0.911cm" svg:x="4.431cm" svg:y="9.096cm"><draw:text-box><text:p text:style-name="P95"><text:span text:style-name="T37">output_board</text:span></text:p></draw:text-box></draw:frame><draw:frame text:anchor-type="paragraph" draw:z-index="15" draw:name="シェイプ21" draw:style-name="gr64" draw:text-style-name="P97" svg:width="2.841cm" svg:height="0.793cm" svg:x="5.144cm" svg:y="7.108cm"><draw:text-box><text:p text:style-name="P95"><text:span text:style-name="T37">input_board</text:span></text:p></draw:text-box></draw:frame><draw:frame text:anchor-type="paragraph" draw:z-index="10" draw:name="シェイプ18" draw:style-name="gr65" draw:text-style-name="P97" svg:width="3.317cm" svg:height="1.142cm" svg:x="4.942cm" svg:y="2.395cm"><draw:text-box><text:p text:style-name="P95"><text:span text:style-name="T37">select_symbol</text:span></text:p></draw:text-box></draw:frame><draw:frame text:anchor-type="paragraph" draw:z-index="44" draw:name="シェイプ26_5" draw:style-name="gr73" draw:text-style-name="P102" svg:width="1.687cm" svg:height="0.976cm" svg:x="3.457cm" svg:y="13.009cm"><draw:text-box><text:p text:style-name="P95">Not yet</text:p></draw:text-box></draw:frame><draw:line text:anchor-type="paragraph" draw:z-index="45" draw:name="シェイプ19" draw:style-name="gr9" draw:text-style-name="P95" svg:x1="4.972cm" svg:y1="13.649cm" svg:x2="3.457cm" svg:y2="13.649cm"><text:p/></draw:line><draw:line text:anchor-type="paragraph" draw:z-index="46" draw:name="シェイプ24" draw:style-name="gr9" draw:text-style-name="P95" svg:x1="3.457cm" svg:y1="13.649cm" svg:x2="3.457cm" svg:y2="5.248cm"><text:p/></draw:line><draw:line text:anchor-type="paragraph" draw:z-index="47" draw:name="シェイプ25" draw:style-name="gr36" draw:text-style-name="P95" svg:x1="3.457cm" svg:y1="5.248cm" svg:x2="4.942cm" svg:y2="5.248cm"><text:p/></draw:line><draw:frame text:anchor-type="paragraph" draw:z-index="57" draw:name="シェイプ21_2" draw:style-name="gr65" draw:text-style-name="P97" svg:width="2.841cm" svg:height="1.142cm" svg:x="5.144cm" svg:y="4.639cm"><draw:text-box><text:p text:style-name="P95"><text:span text:style-name="T37">output_name_symbol</text:span></text:p></draw:text-box></draw:frame><draw:frame text:anchor-type="paragraph" draw:z-index="58" draw:name="シェイプ21_5" draw:style-name="gr64" draw:text-style-name="P97" svg:width="2.841cm" svg:height="0.793cm" svg:x="5.149cm" svg:y="15.39cm"><draw:text-box><text:p text:style-name="P95"><text:span text:style-name="T37">result</text:span></text:p></draw:text-box></draw:frame></text:p>
        </text:list-item>
        <text:list-item>
          <text:p text:style-name="P75"><text:soft-page-break/>画面構成</text:p>
          <text:list>
            <text:list-item>
              <text:p text:style-name="P79">順番選択画面</text:p>
              <text:p text:style-name="P80"><draw:frame text:anchor-type="paragraph" draw:z-index="2" draw:name="シェイプ2" draw:style-name="gr93" draw:text-style-name="P103" svg:width="14.618cm" svg:height="2.444cm" svg:x="2.15cm" svg:y="0.247cm"><draw:text-box><text:p><text:span text:style-name="T42">5...</text:span><text:span text:style-name="T42">先行</text:span><text:span text:style-name="T42"><text:tab/></text:span><text:span text:style-name="T42">6...</text:span><text:span text:style-name="T42">後攻</text:span></text:p><text:p><text:span text:style-name="T42">順番を決めてください：</text:span><text:span text:style-name="T42">5</text:span></text:p></draw:text-box></draw:frame><draw:custom-shape text:anchor-type="paragraph" draw:z-index="1" draw:name="シェイプ1_0" draw:style-name="gr94" draw:text-style-name="P104" svg:width="14.884cm" svg:height="2.283cm" svg:x="1.884cm" svg:y="0.247cm"><text:p/><draw:enhanced-geometry svg:viewBox="0 0 21600 21600" draw:type="rectangle" draw:enhanced-path="M 0 0 L 21600 0 21600 21600 0 21600 0 0 Z N"/></draw:custom-shape>図2　順番選択画面</text:p>
            </text:list-item>
            <text:list-item>
              <text:p text:style-name="P79">ゲーム画面</text:p>
              <text:p text:style-name="P79">左側に現在の盤面を表示し、右の盤面にはマスごとの割り当てられた数字を表示する。シンボルを設置するマスを入力すると、次のターンに移行し、指定したマスにシンボルが設置された盤面が表示される。</text:p>
              <text:p text:style-name="P79"/>
            </text:list-item>
          </text:list>
        </text:list-item>
      </text:list>
      <text:p text:style-name="P1"><draw:frame text:anchor-type="paragraph" draw:z-index="0" draw:name="シェイプ43" draw:style-name="gr95" draw:text-style-name="P105" svg:width="3.94cm" svg:height="2.373cm" svg:x="0.182cm" svg:y="0.467cm"><draw:text-box><text:p><text:span text:style-name="T37">○</text:span><text:span text:style-name="T37">と</text:span><text:span text:style-name="T37">×</text:span><text:span text:style-name="T37">は全角記号のものを使用</text:span></text:p></draw:text-box></draw:frame><draw:custom-shape text:anchor-type="paragraph" draw:z-index="53" draw:name="シェイプ42" draw:style-name="gr69" draw:text-style-name="P98" svg:width="4.264cm" svg:height="2.087cm" svg:x="0.004cm" svg:y="0.467cm"><text:p/><draw:enhanced-geometry svg:viewBox="0 0 21600 21600" draw:type="rectangle" draw:enhanced-path="M 0 0 L 21600 0 21600 21600 0 21600 0 0 Z N"/></draw:custom-shape><draw:custom-shape text:anchor-type="paragraph" draw:z-index="51" draw:name="シェイプ40" draw:style-name="gr71" draw:text-style-name="P98" svg:width="6.323cm" svg:height="1.53cm" svg:x="6.44cm" svg:y="0.291cm"><text:p/><draw:enhanced-geometry svg:viewBox="0 0 21600 21600" draw:type="rectangle" draw:enhanced-path="M 0 0 L 21600 0 21600 21600 0 21600 0 0 Z N"/></draw:custom-shape><draw:frame text:anchor-type="paragraph" draw:z-index="52" draw:name="シェイプ41" draw:style-name="gr70" draw:text-style-name="P101" svg:width="5.497cm" svg:height="1.357cm" svg:x="6.706cm" svg:y="0.464cm"><draw:text-box><text:p><text:span text:style-name="T39">半角スペース</text:span><text:span text:style-name="T39">3</text:span><text:span text:style-name="T39">つ分空ける</text:span></text:p></draw:text-box></draw:frame></text:p>
      <text:p text:style-name="P1"/>
      <text:p text:style-name="P1"><draw:custom-shape text:anchor-type="paragraph" draw:z-index="50" draw:name="シェイプ39" draw:style-name="gr72" svg:width="1.588cm" svg:height="2.003cm" draw:transform="rotate (-0.500385896546775) translate (5.98840277777778cm 0.338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2"><draw:custom-shape text:anchor-type="paragraph" draw:z-index="3" draw:name="シェイプ3" draw:style-name="gr92" draw:text-style-name="P98" svg:width="15.645cm" svg:height="6.748cm" svg:x="1.256cm" svg:y="0.189cm"><text:p/><draw:enhanced-geometry svg:viewBox="0 0 21600 21600" draw:type="rectangle" draw:enhanced-path="M 0 0 L 21600 0 21600 21600 0 21600 0 0 Z N"/></draw:custom-shape><draw:frame text:anchor-type="paragraph" draw:z-index="49" draw:name="シェイプ38" draw:style-name="gr66" draw:text-style-name="P94" svg:width="3.765cm" svg:height="4.068cm" svg:x="6.999cm" svg:y="0.471cm"><draw:text-box><text:p><text:span text:style-name="T40"><text:s text:c="2"/></text:span><text:span text:style-name="T40">1 | <text:s/>2 | <text:s/>3</text:span></text:p><text:p><text:span text:style-name="T40">---+---+---</text:span></text:p><text:p><text:span text:style-name="T40"><text:s text:c="2"/></text:span><text:span text:style-name="T40">4 | <text:s/>5 <text:s/>| <text:s/>6</text:span></text:p><text:p><text:span text:style-name="T40">---+---+---</text:span></text:p><text:p><text:span text:style-name="T40"><text:s text:c="2"/></text:span><text:span text:style-name="T40">7 | <text:s/>8 | <text:s/>9</text:span></text:p></draw:text-box></draw:frame><draw:frame text:anchor-type="paragraph" draw:z-index="48" draw:name="シェイプ37" draw:style-name="gr66" draw:text-style-name="P99" svg:width="3.735cm" svg:height="4.068cm" svg:x="1.707cm" svg:y="0.422cm"><draw:text-box><text:p><text:span text:style-name="T40"><text:s/>○ </text:span><text:span text:style-name="T40">| <text:s/>○ |</text:span></text:p><text:p><text:span text:style-name="T40">---+---+---</text:span></text:p><text:p><text:span text:style-name="T40"><text:s text:c="5"/></text:span><text:span text:style-name="T40">| <text:s/>× |</text:span></text:p><text:p><text:span text:style-name="T40">---+---+---</text:span></text:p><text:p><text:span text:style-name="T40"><text:s text:c="5"/></text:span><text:span text:style-name="T40">| <text:s/>× |</text:span></text:p></draw:text-box></draw:frame><draw:frame text:anchor-type="paragraph" draw:z-index="4" draw:name="シェイプ9" draw:style-name="gr91" draw:text-style-name="P103" svg:width="15.246cm" svg:height="1.812cm" svg:x="1.489cm" svg:y="4.489cm"><draw:text-box><text:p><text:span text:style-name="T42">Player A</text:span><text:span text:style-name="T42">のターン　あなたのマーク </text:span><text:span text:style-name="T42">: </text:span><text:span text:style-name="T42">〇</text:span></text:p><text:p><text:span text:style-name="T42">何番のマスにシンボルを置きますか？ </text:span><text:span text:style-name="T42">: 4 <text:s/></text:span></text:p></draw:text-box></draw:frame><draw:custom-shape text:anchor-type="paragraph" draw:z-index="54" draw:name="シェイプ4" draw:style-name="gr68" draw:text-style-name="P98" svg:width="4.733cm" svg:height="1.971cm" svg:x="11.292cm" svg:y="0.681cm"><text:p/><draw:enhanced-geometry svg:viewBox="0 0 21600 21600" draw:type="rectangle" draw:enhanced-path="M 0 0 L 21600 0 21600 21600 0 21600 0 0 Z N"/></draw:custom-shape><draw:frame text:anchor-type="paragraph" draw:z-index="55" draw:name="シェイプ6" draw:style-name="gr67" draw:text-style-name="P100" svg:width="4.352cm" svg:height="2.117cm" svg:x="11.467cm" svg:y="0.681cm"><draw:text-box><text:p><text:span text:style-name="T41">数字は半角のものを使用</text:span></text:p></draw:text-box></draw:frame>図3　ゲーム画面</text:p>
      <text:p text:style-name="P17"/>
      <text:list xml:id="list91051873128020" text:continue-numbering="true" text:style-name="L1">
        <text:list-item>
          <text:list>
            <text:list-item>
              <text:p text:style-name="P79">ゲーム終了画面</text:p>
              <text:p text:style-name="P79">ゲームが終了したとき、終了時の盤面を表示し、勝利したプレイヤー名を表示する。</text:p>
              <text:p text:style-name="P79">引き分けのときは、<text:span text:style-name="T1">Draw!と表示する。</text:span></text:p>
              <text:p text:style-name="P80"><draw:custom-shape text:anchor-type="paragraph" draw:z-index="5" draw:name="シェイプ12" draw:style-name="gr90" draw:text-style-name="P98" svg:width="16.867cm" svg:height="9.676cm" svg:x="0.363cm" svg:y="0.196cm"><text:p/><draw:enhanced-geometry svg:viewBox="0 0 21600 21600" draw:type="rectangle" draw:enhanced-path="M 0 0 L 21600 0 21600 21600 0 21600 0 0 Z N"/></draw:custom-shape><draw:frame text:anchor-type="paragraph" draw:z-index="6" draw:name="シェイプ13" draw:style-name="gr89" draw:text-style-name="P103" svg:width="15.976cm" svg:height="4.153cm" svg:x="0.693cm" svg:y="5.219cm"><draw:text-box><text:p><text:span text:style-name="T42">Player A Win!</text:span></text:p><text:p><text:span text:style-name="T42"/></text:p><text:p><text:span text:style-name="T42">Player A Win 2 Lose 1 Draw 0</text:span></text:p><text:p><text:span text:style-name="T42">Player B Win 1 Lose2 Draw 0</text:span></text:p><text:p><text:span text:style-name="T42"/></text:p><text:p><text:span text:style-name="T42">再戦しますか　はい</text:span><text:span text:style-name="T42">...0</text:span><text:span text:style-name="T42">　いいえ</text:span><text:span text:style-name="T42">...1 : 1</text:span></text:p></draw:text-box></draw:frame><draw:frame text:anchor-type="paragraph" draw:z-index="56" draw:name="シェイプ37_0" draw:style-name="gr66" draw:text-style-name="P99" svg:width="3.735cm" svg:height="4.068cm" svg:x="1.707cm" svg:y="0.422cm"><draw:text-box><text:p><text:span text:style-name="T40"><text:s/>○ </text:span><text:span text:style-name="T40">| <text:s/>× |</text:span></text:p><text:p><text:span text:style-name="T40">---+---+---</text:span></text:p><text:p><text:span text:style-name="T40"><text:s/>○ </text:span><text:span text:style-name="T40">| <text:s/>× |</text:span></text:p><text:p><text:span text:style-name="T40">---+---+---</text:span></text:p><text:p><text:span text:style-name="T40"><text:s text:c="5"/></text:span><text:span text:style-name="T40">| <text:s/>× |</text:span></text:p></draw:text-box></draw:frame>図4　ゲーム終了画面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9T11:41:02.911000000</meta:creation-date>
    <dc:date>2024-07-29T17:01:19.161000000</dc:date>
    <meta:editing-duration>PT3H40M48S</meta:editing-duration>
    <meta:editing-cycles>26</meta:editing-cycles>
    <meta:generator>LibreOffice/7.1.1.2$Windows_X86_64 LibreOffice_project/fe0b08f4af1bacafe4c7ecc87ce55bb426164676</meta:generator>
    <meta:document-statistic meta:table-count="8" meta:image-count="0" meta:object-count="0" meta:page-count="15" meta:paragraph-count="142" meta:word-count="1464" meta:character-count="2160" meta:non-whitespace-character-count="2036"/>
  </office:meta>
</office:document-meta>
</file>